
<file path=META-INF/manifest.xml><?xml version="1.0" encoding="utf-8"?>
<manifest:manifest xmlns:manifest="urn:oasis:names:tc:opendocument:xmlns:manifest:1.0">
  <manifest:file-entry manifest:full-path="OleObj1" manifest:media-type="application/octet-stream"/>
  <manifest:file-entry manifest:full-path="OleObj2" manifest:media-type="application/octet-stream"/>
  <manifest:file-entry manifest:full-path="OleObj3" manifest:media-type="application/octet-stream"/>
  <manifest:file-entry manifest:full-path="OleObj4" manifest:media-type="application/octet-stream"/>
  <manifest:file-entry manifest:full-path="OleObj5" manifest:media-type="application/octet-stream"/>
  <manifest:file-entry manifest:full-path="OleObj6" manifest:media-type="application/octet-stream"/>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2.00pt" fo:font-weight="bold" fo:font-family="Arial" style:font-family-asian="Arial" style:font-family-complex="Arial" fo:background-color="transparent" style:use-window-font-color="true"/>
    </style:style>
    <style:style style:name="T2" style:family="text">
      <style:text-properties fo:font-size="14.00pt" fo:font-weight="bold" fo:font-family="Arial" style:font-family-asian="Arial" style:font-family-complex="Arial" fo:background-color="transparent" style:use-window-font-color="true"/>
    </style:style>
    <style:style style:name="T3" style:family="text">
      <style:text-properties fo:font-size="13.00pt" fo:font-weight="bold" fo:font-family="Arial" style:font-family-asian="Arial" style:font-family-complex="Arial" fo:background-color="transparent" style:use-window-font-color="true"/>
    </style:style>
    <style:style style:name="T4" style:family="text">
      <style:text-properties fo:font-size="12.00pt" fo:font-weight="bold" fo:font-family="Arial" style:font-family-asian="Arial" style:font-family-complex="Arial" fo:background-color="transparent" style:use-window-font-color="true"/>
    </style:style>
    <style:style style:name="T5" style:family="text">
      <style:text-properties fo:font-size="13.00pt" fo:font-weight="bold" fo:font-family="Arial" style:font-family-asian="Arial" style:font-family-complex="Arial" fo:background-color="transparent" style:use-window-font-color="true"/>
    </style:style>
    <style:style style:name="T6" style:family="text">
      <style:text-properties fo:font-size="11.00pt" fo:font-weight="normal" fo:font-family="Calibri" style:font-family-asian="Calibri" style:font-family-complex="Calibri" fo:background-color="transparent" style:use-window-font-color="true"/>
    </style:style>
    <style:style style:name="T7" style:family="text">
      <style:text-properties fo:font-size="13.00pt" fo:font-weight="bold" fo:font-family="Arial" style:font-family-asian="Arial" style:font-family-complex="Arial" fo:background-color="transparent" style:use-window-font-color="true"/>
    </style:style>
    <style:style style:name="T8" style:family="text">
      <style:text-properties fo:font-size="11.00pt" fo:font-weight="normal" fo:font-family="Calibri" style:font-family-asian="Calibri" style:font-family-complex="Calibri" fo:background-color="transparent" style:use-window-font-color="true"/>
    </style:style>
    <style:style style:name="T9" style:family="text">
      <style:text-properties fo:font-size="14.00pt" fo:font-weight="bold" fo:font-family="Arial" style:font-family-asian="Arial" style:font-family-complex="Arial" fo:background-color="transparent" style:use-window-font-color="true"/>
    </style:style>
    <style:style style:name="T10" style:family="text">
      <style:text-properties fo:font-size="11.00pt" fo:font-weight="normal" fo:font-family="Calibri" style:font-family-asian="Calibri" style:font-family-complex="Calibri" fo:background-color="transparent" style:use-window-font-color="true"/>
    </style:style>
    <style:style style:name="T11" style:family="text">
      <style:text-properties fo:font-size="12.00pt" fo:font-weight="bold" fo:font-family="Arial" style:font-family-asian="Arial" style:font-family-complex="Arial" fo:background-color="transparent" style:use-window-font-color="true"/>
    </style:style>
    <style:style style:name="T12" style:family="text">
      <style:text-properties fo:font-size="11.00pt" fo:font-weight="normal" fo:font-family="Calibri" style:font-family-asian="Calibri" style:font-family-complex="Calibri" fo:background-color="transparent" style:use-window-font-color="true"/>
    </style:style>
    <style:style style:name="T13" style:family="text">
      <style:text-properties fo:font-size="15.00pt" fo:font-weight="bold" fo:font-family="Arial" style:font-family-asian="Arial" style:font-family-complex="Arial" fo:background-color="transparent" style:use-window-font-color="true"/>
    </style:style>
    <style:style style:name="T14" style:family="text">
      <style:text-properties fo:font-size="11.00pt" fo:font-weight="normal" fo:font-family="Calibri" style:font-family-asian="Calibri" style:font-family-complex="Calibri" fo:background-color="transparent" style:use-window-font-color="true"/>
    </style:style>
    <style:style style:name="T15" style:family="text">
      <style:text-properties fo:font-size="16.00pt" fo:font-weight="bold" fo:font-family="Arial" style:font-family-asian="Arial" style:font-family-complex="Arial" fo:background-color="transparent" style:use-window-font-color="true"/>
    </style:style>
    <style:style style:name="T16" style:family="text">
      <style:text-properties fo:font-size="11.00pt" fo:font-weight="normal" fo:font-family="Calibri" style:font-family-asian="Calibri" style:font-family-complex="Calibri" fo:background-color="transparent" style:use-window-font-color="true"/>
    </style:style>
    <style:style style:name="T17" style:family="text">
      <style:text-properties fo:font-size="12.00pt" fo:font-weight="normal" fo:font-family="Arial" style:font-family-asian="Arial" style:font-family-complex="Arial" fo:background-color="transparent" fo:color="#000000"/>
    </style:style>
    <style:style style:name="T18" style:family="text">
      <style:text-properties fo:font-size="12.00pt" fo:font-weight="normal" fo:font-family="Arial" style:font-family-asian="Arial" style:font-family-complex="Arial" fo:background-color="transparent" fo:color="#000000"/>
    </style:style>
    <style:style style:name="T19" style:family="text">
      <style:text-properties fo:font-size="12.00pt" fo:font-weight="normal" fo:font-family="Arial" style:font-family-asian="Arial" style:font-family-complex="Arial" fo:background-color="transparent" fo:color="#000000"/>
    </style:style>
    <style:style style:name="T20" style:family="text">
      <style:text-properties fo:font-size="12.00pt" fo:font-weight="normal" fo:font-family="Arial" style:font-family-asian="Arial" style:font-family-complex="Arial" fo:background-color="transparent" fo:color="#000000"/>
    </style:style>
    <style:style style:name="T21" style:family="text">
      <style:text-properties fo:font-size="11.00pt" fo:font-weight="normal" fo:font-family="Calibri" style:font-family-asian="Calibri" style:font-family-complex="Calibri" fo:background-color="transparent" style:use-window-font-color="true"/>
    </style:style>
    <style:style style:name="T22" style:family="text">
      <style:text-properties fo:font-size="12.00pt" fo:font-weight="normal" fo:font-family="Arial" style:font-family-asian="Arial" style:font-family-complex="Arial" fo:background-color="transparent" fo:color="#000000"/>
    </style:style>
    <style:style style:name="T23" style:family="text">
      <style:text-properties fo:font-size="12.00pt" fo:font-weight="normal" fo:font-family="Arial" style:font-family-asian="Arial" style:font-family-complex="Arial" fo:background-color="transparent" style:use-window-font-color="true"/>
    </style:style>
    <style:style style:name="T24" style:family="text">
      <style:text-properties fo:font-size="12.00pt" fo:font-weight="normal" fo:font-family="Arial" style:font-family-asian="Arial" style:font-family-complex="Arial" fo:background-color="transparent" fo:color="#000000"/>
    </style:style>
    <style:style style:name="T25" style:family="text">
      <style:text-properties fo:font-size="12.00pt" fo:font-weight="normal" fo:font-family="Arial" style:font-family-asian="Arial" style:font-family-complex="Arial" fo:background-color="transparent" style:use-window-font-color="true"/>
    </style:style>
    <style:style style:name="T26" style:family="text">
      <style:text-properties fo:font-size="10.50pt" fo:font-weight="normal" fo:font-family="Arial" style:font-family-asian="Arial" style:font-family-complex="Arial" fo:background-color="transparent" style:use-window-font-color="true"/>
    </style:style>
    <style:style style:name="T27" style:family="text">
      <style:text-properties fo:font-size="12.00pt" fo:font-weight="normal" fo:font-family="Arial" style:font-family-asian="Arial" style:font-family-complex="Arial" fo:background-color="transparent" style:use-window-font-color="true"/>
    </style:style>
    <style:style style:name="T28" style:family="text">
      <style:text-properties fo:font-size="12.00pt" style:text-position="super" fo:font-weight="normal" fo:font-family="Arial" style:font-family-asian="Arial" style:font-family-complex="Arial" fo:background-color="transparent" style:use-window-font-color="true"/>
    </style:style>
    <style:style style:name="T29" style:family="text">
      <style:text-properties fo:font-size="11.00pt" fo:font-weight="normal" fo:font-family="Calibri" style:font-family-asian="Calibri" style:font-family-complex="Calibri" fo:background-color="transparent" style:use-window-font-color="true"/>
    </style:style>
    <style:style style:name="T30" style:family="text">
      <style:text-properties fo:font-size="16.00pt" fo:font-weight="normal" fo:font-family="Arial" style:font-family-asian="Arial" style:font-family-complex="Arial" fo:background-color="transparent" style:use-window-font-color="true"/>
    </style:style>
    <style:style style:name="T31" style:family="text">
      <style:text-properties fo:font-size="14.00pt" fo:font-weight="bold" fo:font-family="Arial" style:font-family-asian="Arial" style:font-family-complex="Arial" fo:background-color="transparent" style:use-window-font-color="true"/>
    </style:style>
    <style:style style:name="T32" style:family="text">
      <style:text-properties fo:font-size="11.00pt" fo:font-weight="normal" fo:font-family="Calibri" style:font-family-asian="Calibri" style:font-family-complex="Calibri" fo:background-color="transparent" style:use-window-font-color="true"/>
    </style:style>
    <style:style style:name="T33" style:family="text">
      <style:text-properties fo:font-size="14.00pt" fo:font-weight="bold" fo:font-family="Arial" style:font-family-asian="Arial" style:font-family-complex="Arial" fo:background-color="transparent" fo:color="#000000"/>
    </style:style>
    <style:style style:name="T34" style:family="text">
      <style:text-properties fo:font-size="11.00pt" fo:font-weight="normal" fo:font-family="Calibri" style:font-family-asian="Calibri" style:font-family-complex="Calibri" fo:background-color="transparent" style:use-window-font-color="true"/>
    </style:style>
    <style:style style:name="T35" style:family="text">
      <style:text-properties fo:font-size="12.00pt" fo:font-weight="normal" fo:font-family="Arial" style:font-family-asian="Arial" style:font-family-complex="Arial" fo:background-color="transparent" fo:color="#000000"/>
    </style:style>
    <style:style style:name="T36" style:family="text">
      <style:text-properties fo:font-size="12.00pt" fo:font-weight="bold" fo:font-family="Arial" style:font-family-asian="Arial" style:font-family-complex="Arial" fo:background-color="transparent" fo:color="#000000"/>
    </style:style>
    <style:style style:name="T37" style:family="text">
      <style:text-properties fo:font-size="11.00pt" fo:font-weight="normal" fo:font-family="Calibri" style:font-family-asian="Calibri" style:font-family-complex="Calibri" fo:background-color="transparent" style:use-window-font-color="true"/>
    </style:style>
    <style:style style:name="T38" style:family="text">
      <style:text-properties fo:font-size="12.00pt" fo:font-weight="normal" fo:font-family="Arial" style:font-family-asian="Arial" style:font-family-complex="Arial" fo:background-color="transparent" fo:color="#000000"/>
    </style:style>
    <style:style style:name="T39" style:family="text">
      <style:text-properties fo:font-size="12.00pt" style:text-position="super" fo:font-weight="normal" fo:font-family="Arial" style:font-family-asian="Arial" style:font-family-complex="Arial" fo:background-color="transparent" fo:color="#000000"/>
    </style:style>
    <style:style style:name="T40" style:family="text">
      <style:text-properties fo:font-size="12.00pt" fo:font-weight="normal" fo:font-family="Arial" style:font-family-asian="Arial" style:font-family-complex="Arial" fo:background-color="transparent" fo:color="#000000"/>
    </style:style>
    <style:style style:name="T41" style:family="text">
      <style:text-properties fo:font-size="10.00pt" fo:font-weight="normal" fo:font-family="Arial" style:font-family-asian="Arial" style:font-family-complex="Arial" fo:background-color="transparent" style:use-window-font-color="true" fo:font-style="italic"/>
    </style:style>
    <style:style style:name="T42" style:family="text">
      <style:text-properties fo:font-size="12.00pt" fo:font-weight="normal" fo:font-family="Arial" style:font-family-asian="Arial" style:font-family-complex="Arial" fo:background-color="transparent" style:use-window-font-color="true"/>
    </style:style>
    <style:style style:name="T43" style:family="text">
      <style:text-properties fo:font-size="11.00pt" fo:font-weight="normal" fo:font-family="Calibri" style:font-family-asian="Calibri" style:font-family-complex="Calibri" fo:background-color="transparent" style:use-window-font-color="true"/>
    </style:style>
    <style:style style:name="T44" style:family="text">
      <style:text-properties fo:font-size="12.00pt" fo:font-weight="normal" fo:font-family="Arial" style:font-family-asian="Arial" style:font-family-complex="Arial" fo:background-color="transparent" fo:color="#000000"/>
    </style:style>
    <style:style style:name="T45" style:family="text">
      <style:text-properties fo:font-size="12.00pt" fo:font-weight="normal" fo:font-family="Arial" style:font-family-asian="Arial" style:font-family-complex="Arial" fo:background-color="transparent" style:use-window-font-color="true"/>
    </style:style>
    <style:style style:name="T46" style:family="text">
      <style:text-properties fo:font-size="11.00pt" fo:font-weight="normal" fo:font-family="Calibri" style:font-family-asian="Calibri" style:font-family-complex="Calibri" fo:background-color="transparent" style:use-window-font-color="true"/>
    </style:style>
    <style:style style:name="T47" style:family="text">
      <style:text-properties fo:font-size="12.00pt" fo:font-weight="normal" fo:font-family="Arial" style:font-family-asian="Arial" style:font-family-complex="Arial" fo:background-color="transparent" fo:color="#000000"/>
    </style:style>
    <style:style style:name="T48" style:family="text">
      <style:text-properties fo:font-size="11.00pt" fo:font-weight="normal" fo:font-family="Calibri" style:font-family-asian="Calibri" style:font-family-complex="Calibri" fo:background-color="transparent" style:use-window-font-color="true"/>
    </style:style>
    <style:style style:name="T49" style:family="text">
      <style:text-properties fo:font-size="12.00pt" fo:font-weight="normal" fo:font-family="Arial" style:font-family-asian="Arial" style:font-family-complex="Arial" fo:background-color="transparent" fo:color="#000000"/>
    </style:style>
    <style:style style:name="T50" style:family="text">
      <style:text-properties fo:font-size="12.00pt" style:text-position="super" fo:font-weight="normal" fo:font-family="Arial" style:font-family-asian="Arial" style:font-family-complex="Arial" fo:background-color="transparent" fo:color="#000000"/>
    </style:style>
    <style:style style:name="T51" style:family="text">
      <style:text-properties fo:font-size="12.00pt" fo:font-weight="normal" fo:font-family="Arial" style:font-family-asian="Arial" style:font-family-complex="Arial" fo:background-color="transparent" fo:color="#000000"/>
    </style:style>
    <style:style style:name="T52" style:family="text">
      <style:text-properties fo:font-size="10.00pt" fo:font-weight="normal" fo:font-family="Arial" style:font-family-asian="Arial" style:font-family-complex="Arial" fo:background-color="transparent" style:use-window-font-color="true" fo:font-style="italic"/>
    </style:style>
    <style:style style:name="T53" style:family="text">
      <style:text-properties fo:font-size="12.00pt" fo:font-weight="normal" fo:font-family="Arial" style:font-family-asian="Arial" style:font-family-complex="Arial" fo:background-color="transparent" style:use-window-font-color="true"/>
    </style:style>
    <style:style style:name="T54" style:family="text">
      <style:text-properties fo:font-size="11.00pt" fo:font-weight="normal" fo:font-family="Calibri" style:font-family-asian="Calibri" style:font-family-complex="Calibri" fo:background-color="transparent" style:use-window-font-color="true"/>
    </style:style>
    <style:style style:name="T55" style:family="text">
      <style:text-properties fo:font-size="12.00pt" fo:font-weight="normal" fo:font-family="Arial" style:font-family-asian="Arial" style:font-family-complex="Arial" fo:background-color="transparent" fo:color="#000000"/>
    </style:style>
    <style:style style:name="T56" style:family="text">
      <style:text-properties fo:font-size="11.00pt" fo:font-weight="normal" fo:font-family="Calibri" style:font-family-asian="Calibri" style:font-family-complex="Calibri" fo:background-color="transparent" style:use-window-font-color="true"/>
    </style:style>
    <style:style style:name="T57" style:family="text">
      <style:text-properties fo:font-size="12.00pt" fo:font-weight="normal" fo:font-family="Arial" style:font-family-asian="Arial" style:font-family-complex="Arial" fo:background-color="transparent" fo:color="#000000"/>
    </style:style>
    <style:style style:name="T58" style:family="text">
      <style:text-properties fo:font-size="12.00pt" fo:font-weight="normal" fo:font-family="Arial" style:font-family-asian="Arial" style:font-family-complex="Arial" fo:background-color="transparent" style:use-window-font-color="true"/>
    </style:style>
    <style:style style:name="T59" style:family="text">
      <style:text-properties fo:font-size="12.00pt" fo:font-weight="normal" fo:font-family="Arial" style:font-family-asian="Arial" style:font-family-complex="Arial" fo:background-color="transparent" fo:color="#000000"/>
    </style:style>
    <style:style style:name="T60" style:family="text">
      <style:text-properties fo:font-size="12.00pt" fo:font-weight="normal" fo:font-family="Arial" style:font-family-asian="Arial" style:font-family-complex="Arial" fo:background-color="transparent" style:use-window-font-color="true"/>
    </style:style>
    <style:style style:name="T61" style:family="text">
      <style:text-properties fo:font-size="12.00pt" fo:font-weight="normal" fo:font-family="Arial" style:font-family-asian="Arial" style:font-family-complex="Arial" fo:background-color="transparent" fo:color="#000000"/>
    </style:style>
    <style:style style:name="T62" style:family="text">
      <style:text-properties fo:font-size="11.00pt" fo:font-weight="normal" fo:font-family="Calibri" style:font-family-asian="Calibri" style:font-family-complex="Calibri" fo:background-color="transparent" style:use-window-font-color="true"/>
    </style:style>
    <style:style style:name="T63" style:family="text">
      <style:text-properties fo:font-size="16.00pt" fo:font-weight="normal" fo:font-family="Arial" style:font-family-asian="Arial" style:font-family-complex="Arial" fo:background-color="transparent" style:use-window-font-color="true"/>
    </style:style>
    <style:style style:name="T64" style:family="text">
      <style:text-properties fo:font-size="11.00pt" fo:font-weight="normal" fo:font-family="Calibri" style:font-family-asian="Calibri" style:font-family-complex="Calibri" fo:background-color="transparent" style:use-window-font-color="true"/>
    </style:style>
    <style:style style:name="T65" style:family="text">
      <style:text-properties fo:font-size="16.00pt" fo:font-weight="bold" fo:font-family="Arial" style:font-family-asian="Arial" style:font-family-complex="Arial" fo:background-color="transparent" style:use-window-font-color="true"/>
    </style:style>
    <style:style style:name="T66" style:family="text">
      <style:text-properties fo:font-size="14.00pt" fo:font-weight="bold" fo:font-family="Arial" style:font-family-asian="Arial" style:font-family-complex="Arial" fo:background-color="transparent" fo:color="#000000" fo:font-variant="small-caps"/>
    </style:style>
    <style:style style:name="T67" style:family="text">
      <style:text-properties fo:font-size="12.00pt" fo:font-weight="normal" fo:font-family="Arial" style:font-family-asian="Arial" style:font-family-complex="Arial" fo:background-color="transparent" fo:color="#000000"/>
    </style:style>
    <style:style style:name="T68" style:family="text">
      <style:text-properties fo:font-size="11.00pt" fo:font-weight="normal" fo:font-family="Calibri" style:font-family-asian="Calibri" style:font-family-complex="Calibri" fo:background-color="transparent" style:use-window-font-color="true"/>
    </style:style>
    <style:style style:name="T69" style:family="text">
      <style:text-properties fo:font-size="12.00pt" fo:font-weight="normal" fo:font-family="Arial" style:font-family-asian="Arial" style:font-family-complex="Arial" fo:background-color="transparent" fo:color="#000000"/>
    </style:style>
    <style:style style:name="T70" style:family="text">
      <style:text-properties fo:font-size="12.00pt" fo:font-weight="normal" style:text-underline-mode="continuous" style:text-underline-type="single" style:text-underline-style="solid" style:text-underline-width="normal" fo:font-family="Arial" style:font-family-asian="Arial" style:font-family-complex="Arial" fo:background-color="transparent" fo:color="#0078d4"/>
    </style:style>
    <style:style style:name="T71" style:family="text">
      <style:text-properties fo:font-size="12.00pt" fo:font-weight="normal" fo:font-family="Arial" style:font-family-asian="Arial" style:font-family-complex="Arial" fo:background-color="transparent" fo:color="#000000"/>
    </style:style>
    <style:style style:name="T72" style:family="text">
      <style:text-properties fo:font-size="11.00pt" fo:font-weight="normal" fo:font-family="Calibri" style:font-family-asian="Calibri" style:font-family-complex="Calibri" fo:background-color="transparent" style:use-window-font-color="true"/>
    </style:style>
    <style:style style:name="T73" style:family="text">
      <style:text-properties fo:font-size="12.00pt" fo:font-weight="normal" fo:font-family="Arial" style:font-family-asian="Arial" style:font-family-complex="Arial" fo:background-color="transparent" style:use-window-font-color="true"/>
    </style:style>
    <style:style style:name="T74" style:family="text">
      <style:text-properties fo:font-size="11.00pt" fo:font-weight="normal" fo:font-family="Calibri" style:font-family-asian="Calibri" style:font-family-complex="Calibri" fo:background-color="transparent" style:use-window-font-color="true"/>
    </style:style>
    <style:style style:name="T75" style:family="text">
      <style:text-properties fo:font-size="16.00pt" fo:font-weight="bold" fo:font-family="Arial" style:font-family-asian="Arial" style:font-family-complex="Arial" fo:background-color="transparent" style:use-window-font-color="true"/>
    </style:style>
    <style:style style:name="T76" style:family="text">
      <style:text-properties fo:font-size="12.00pt" fo:font-weight="normal" fo:font-family="Arial" style:font-family-asian="Arial" style:font-family-complex="Arial" fo:background-color="transparent" style:use-window-font-color="true"/>
    </style:style>
    <style:style style:name="T77" style:family="text">
      <style:text-properties fo:font-size="11.00pt" fo:font-weight="normal" fo:font-family="Calibri" style:font-family-asian="Calibri" style:font-family-complex="Calibri" fo:background-color="transparent" style:use-window-font-color="true"/>
    </style:style>
    <style:style style:name="T78" style:family="text">
      <style:text-properties fo:font-size="16.00pt" fo:font-weight="bold" fo:font-family="Arial" style:font-family-asian="Arial" style:font-family-complex="Arial" fo:background-color="transparent" style:use-window-font-color="true"/>
    </style:style>
    <style:style style:name="T79" style:family="text">
      <style:text-properties fo:font-size="16.00pt" fo:font-weight="normal" fo:font-family="Arial" style:font-family-asian="Arial" style:font-family-complex="Arial" fo:background-color="transparent" style:use-window-font-color="true"/>
    </style:style>
    <style:style style:name="T80" style:family="text">
      <style:text-properties fo:font-size="12.00pt" fo:font-weight="normal" fo:font-family="Arial" style:font-family-asian="Arial" style:font-family-complex="Arial" fo:background-color="transparent" style:use-window-font-color="true"/>
    </style:style>
    <style:style style:name="T81" style:family="text">
      <style:text-properties fo:font-size="11.00pt" fo:font-weight="normal" fo:font-family="Calibri" style:font-family-asian="Calibri" style:font-family-complex="Calibri" fo:background-color="transparent" style:use-window-font-color="true"/>
    </style:style>
    <style:style style:name="T82" style:family="text">
      <style:text-properties fo:font-size="16.00pt" fo:font-weight="bold" fo:font-family="Arial" style:font-family-asian="Arial" style:font-family-complex="Arial" fo:background-color="transparent" style:use-window-font-color="true"/>
    </style:style>
    <style:style style:name="T83" style:family="text">
      <style:text-properties fo:font-size="12.00pt" fo:font-weight="normal" fo:font-family="Arial" style:font-family-asian="Arial" style:font-family-complex="Arial" fo:background-color="transparent" style:use-window-font-color="true"/>
    </style:style>
    <style:style style:name="T84" style:family="text">
      <style:text-properties fo:font-size="12.00pt" fo:font-weight="normal" fo:font-family="Arial" style:font-family-asian="Arial" style:font-family-complex="Arial" fo:background-color="#ffffff" fo:color="#1f1f1f"/>
    </style:style>
    <style:style style:name="T85" style:family="text">
      <style:text-properties fo:font-size="12.00pt" fo:font-weight="normal" fo:font-family="Arial" style:font-family-asian="Arial" style:font-family-complex="Arial" fo:background-color="transparent" fo:color="#1f1f1f"/>
    </style:style>
    <style:style style:name="T86" style:family="text">
      <style:text-properties fo:font-size="12.00pt" fo:font-weight="normal" fo:font-family="Arial" style:font-family-asian="Arial" style:font-family-complex="Arial" fo:background-color="#ffffff" fo:color="#1f1f1f"/>
    </style:style>
    <style:style style:name="T87" style:family="text">
      <style:text-properties fo:font-size="12.00pt" fo:font-weight="normal" fo:font-family="Arial" style:font-family-asian="Arial" style:font-family-complex="Arial" fo:background-color="transparent" style:use-window-font-color="true"/>
    </style:style>
    <style:style style:name="T88" style:family="text">
      <style:text-properties fo:font-size="11.00pt" fo:font-weight="normal" fo:font-family="Calibri" style:font-family-asian="Calibri" style:font-family-complex="Calibri" fo:background-color="transparent" style:use-window-font-color="true"/>
    </style:style>
    <style:style style:name="T89" style:family="text">
      <style:text-properties fo:font-size="16.00pt" fo:font-weight="bold" fo:font-family="Arial" style:font-family-asian="Arial" style:font-family-complex="Arial" fo:background-color="transparent" style:use-window-font-color="true"/>
    </style:style>
    <style:style style:name="T90" style:family="text">
      <style:text-properties fo:font-size="12.00pt" fo:font-weight="bold" fo:font-family="Arial" style:font-family-asian="Arial" style:font-family-complex="Arial" fo:background-color="transparent" style:use-window-font-color="true"/>
    </style:style>
    <style:style style:name="T91" style:family="text">
      <style:text-properties fo:font-size="12.00pt" fo:font-weight="normal" fo:font-family="Arial" style:font-family-asian="Arial" style:font-family-complex="Arial" fo:background-color="transparent" style:use-window-font-color="true"/>
    </style:style>
    <style:style style:name="T92" style:family="text">
      <style:text-properties fo:font-size="11.00pt" fo:font-weight="normal" fo:font-family="Calibri" style:font-family-asian="Calibri" style:font-family-complex="Calibri" fo:background-color="transparent" style:use-window-font-color="true"/>
    </style:style>
    <style:style style:name="T93" style:family="text">
      <style:text-properties fo:font-size="14.00pt" fo:font-weight="bold" fo:font-family="Arial" style:font-family-asian="Arial" style:font-family-complex="Arial" fo:background-color="transparent" fo:color="#1f1f1f"/>
    </style:style>
    <style:style style:name="T94" style:family="text">
      <style:text-properties fo:font-size="11.00pt" fo:font-weight="normal" fo:font-family="Calibri" style:font-family-asian="Calibri" style:font-family-complex="Calibri" fo:background-color="transparent" style:use-window-font-color="true"/>
    </style:style>
    <style:style style:name="T95" style:family="text">
      <style:text-properties fo:font-size="14.00pt" fo:font-weight="bold" fo:font-family="Arial" style:font-family-asian="Arial" style:font-family-complex="Arial" fo:background-color="transparent" fo:color="#1f1f1f"/>
    </style:style>
    <style:style style:name="T96" style:family="text">
      <style:text-properties fo:font-size="12.00pt" fo:font-weight="bold" fo:font-family="Arial" style:font-family-asian="Arial" style:font-family-complex="Arial" fo:background-color="transparent" fo:color="#1f1f1f"/>
    </style:style>
    <style:style style:name="T97" style:family="text">
      <style:text-properties fo:font-size="12.00pt" fo:font-weight="normal" fo:font-family="Arial" style:font-family-asian="Arial" style:font-family-complex="Arial" fo:background-color="transparent" fo:color="#000000"/>
    </style:style>
    <style:style style:name="T98" style:family="text">
      <style:text-properties fo:font-size="14.00pt" fo:font-weight="normal" fo:font-family="Arial" style:font-family-asian="Arial" style:font-family-complex="Arial" fo:background-color="transparent" fo:color="#000000"/>
    </style:style>
    <style:style style:name="T99" style:family="text">
      <style:text-properties fo:font-size="12.00pt" fo:font-weight="normal" fo:font-family="Arial" style:font-family-asian="Arial" style:font-family-complex="Arial" fo:background-color="transparent" fo:color="#000000"/>
    </style:style>
    <style:style style:name="T100" style:family="text">
      <style:text-properties fo:font-size="12.00pt" fo:font-weight="normal" fo:font-family="Arial" style:font-family-asian="Arial" style:font-family-complex="Arial" fo:background-color="transparent" style:use-window-font-color="true"/>
    </style:style>
    <style:style style:name="T101" style:family="text">
      <style:text-properties fo:font-size="12.00pt" fo:font-weight="normal" fo:font-family="Arial" style:font-family-asian="Arial" style:font-family-complex="Arial" fo:background-color="transparent" fo:color="#000000"/>
    </style:style>
    <style:style style:name="T102" style:family="text">
      <style:text-properties fo:font-size="12.00pt" fo:font-weight="normal" fo:font-family="'Liberation Serif'" style:font-family-asian="'Liberation Serif'" style:font-family-complex="'Liberation Serif'" fo:background-color="transparent" style:use-window-font-color="true"/>
    </style:style>
    <style:style style:name="T103" style:family="text">
      <style:text-properties fo:font-size="12.00pt" fo:font-weight="normal" fo:font-family="Arial" style:font-family-asian="Arial" style:font-family-complex="Arial" fo:background-color="transparent" fo:color="#000000"/>
    </style:style>
    <style:style style:name="T104" style:family="text">
      <style:text-properties fo:font-size="12.00pt" fo:font-weight="normal" fo:font-family="'Liberation Serif'" style:font-family-asian="'Liberation Serif'" style:font-family-complex="'Liberation Serif'" fo:background-color="transparent" fo:color="#000000"/>
    </style:style>
    <style:style style:name="T105" style:family="text">
      <style:text-properties fo:font-size="10.50pt" fo:font-weight="bold" fo:font-family="Arial" style:font-family-asian="Arial" style:font-family-complex="Arial" fo:background-color="transparent" fo:color="#000000"/>
    </style:style>
    <style:style style:name="T106" style:family="text">
      <style:text-properties fo:font-size="11.00pt" fo:font-weight="normal" fo:font-family="Calibri" style:font-family-asian="Calibri" style:font-family-complex="Calibri" fo:background-color="transparent" style:use-window-font-color="true"/>
    </style:style>
    <style:style style:name="T107" style:family="text">
      <style:text-properties fo:font-size="12.00pt" fo:font-weight="normal" fo:font-family="'Liberation Serif'" style:font-family-asian="'Liberation Serif'" style:font-family-complex="'Liberation Serif'" fo:background-color="transparent" style:use-window-font-color="true"/>
    </style:style>
    <style:style style:name="T108" style:family="text">
      <style:text-properties fo:font-size="12.00pt" fo:font-weight="normal" fo:font-family="'Liberation Serif'" style:font-family-asian="'Liberation Serif'" style:font-family-complex="'Liberation Serif'" fo:background-color="transparent" fo:color="#000000"/>
    </style:style>
    <style:style style:name="T109" style:family="text">
      <style:text-properties fo:font-size="14.00pt" fo:font-weight="normal" fo:font-family="Arial" style:font-family-asian="Arial" style:font-family-complex="Arial" fo:background-color="transparent" fo:color="#000000"/>
    </style:style>
    <style:style style:name="T110" style:family="text">
      <style:text-properties fo:font-size="14.00pt" fo:font-weight="bold" fo:font-family="Arial" style:font-family-asian="Arial" style:font-family-complex="Arial" fo:background-color="transparent" fo:color="#000000"/>
    </style:style>
    <style:style style:name="T111" style:family="text">
      <style:text-properties fo:font-size="14.00pt" fo:font-weight="bold" fo:font-family="Arial" style:font-family-asian="Arial" style:font-family-complex="Arial" fo:background-color="transparent" style:use-window-font-color="true"/>
    </style:style>
    <style:style style:name="T112" style:family="text">
      <style:text-properties fo:font-size="12.00pt" fo:font-weight="bold" fo:font-family="Arial" style:font-family-asian="Arial" style:font-family-complex="Arial" fo:background-color="transparent" fo:color="#000000"/>
    </style:style>
    <style:style style:name="T113" style:family="text">
      <style:text-properties fo:font-size="12.00pt" fo:font-weight="normal" fo:font-family="Arial" style:font-family-asian="Arial" style:font-family-complex="Arial" fo:background-color="transparent" fo:color="#253a44"/>
    </style:style>
    <style:style style:name="T114" style:family="text">
      <style:text-properties fo:font-size="14.00pt" fo:font-weight="bold" fo:font-family="Arial" style:font-family-asian="Arial" style:font-family-complex="Arial" fo:background-color="transparent" fo:color="#253a44"/>
    </style:style>
    <style:style style:name="T115" style:family="text">
      <style:text-properties fo:font-size="11.00pt" fo:font-weight="normal" fo:font-family="Calibri" style:font-family-asian="Calibri" style:font-family-complex="Calibri" fo:background-color="transparent" style:use-window-font-color="true"/>
    </style:style>
    <style:style style:name="T116" style:family="text">
      <style:text-properties fo:font-size="12.00pt" fo:font-weight="bold" fo:font-family="Arial" style:font-family-asian="Arial" style:font-family-complex="Arial" fo:background-color="transparent" fo:color="#253a44"/>
    </style:style>
    <style:style style:name="T117" style:family="text">
      <style:text-properties fo:font-size="10.50pt" fo:font-weight="bold" fo:font-family="Arial" style:font-family-asian="Arial" style:font-family-complex="Arial" fo:background-color="transparent" fo:color="#253a44"/>
    </style:style>
    <style:style style:name="T118" style:family="text">
      <style:text-properties fo:font-size="11.00pt" fo:font-weight="bold" fo:font-family="Arial" style:font-family-asian="Arial" style:font-family-complex="Arial" fo:background-color="transparent" fo:color="#253a44"/>
    </style:style>
    <style:style style:name="T119" style:family="text">
      <style:text-properties fo:font-size="10.50pt" fo:font-weight="bold" fo:font-family="Arial" style:font-family-asian="Arial" style:font-family-complex="Arial" fo:background-color="transparent" fo:color="#253a44"/>
    </style:style>
    <style:style style:name="T120" style:family="text">
      <style:text-properties fo:font-size="11.00pt" fo:font-weight="normal" fo:font-family="Calibri" style:font-family-asian="Calibri" style:font-family-complex="Calibri" fo:background-color="transparent" style:use-window-font-color="true"/>
    </style:style>
    <style:style style:name="T121" style:family="text">
      <style:text-properties fo:font-size="14.00pt" fo:font-weight="bold" fo:font-family="Arial" style:font-family-asian="Arial" style:font-family-complex="Arial" fo:background-color="transparent" fo:color="#000000"/>
    </style:style>
    <style:style style:name="T122" style:family="text">
      <style:text-properties fo:font-size="13.00pt" fo:font-weight="bold" fo:font-family="Arial" style:font-family-asian="Arial" style:font-family-complex="Arial" fo:background-color="transparent" fo:color="#000000"/>
    </style:style>
    <style:style style:name="T123" style:family="text">
      <style:text-properties fo:font-size="14.00pt" fo:font-weight="bold" fo:font-family="Arial" style:font-family-asian="Arial" style:font-family-complex="Arial" fo:background-color="transparent" fo:color="#000000"/>
    </style:style>
    <style:style style:name="T124" style:family="text">
      <style:text-properties fo:font-size="11.00pt" fo:font-weight="normal" fo:font-family="Calibri" style:font-family-asian="Calibri" style:font-family-complex="Calibri" fo:background-color="transparent" style:use-window-font-color="true"/>
    </style:style>
    <style:style style:name="T125" style:family="text">
      <style:text-properties fo:font-size="10.50pt" fo:font-weight="bold" fo:font-family="Arial" style:font-family-asian="Arial" style:font-family-complex="Arial" fo:background-color="transparent" fo:color="#253a44"/>
    </style:style>
    <style:style style:name="T126" style:family="text">
      <style:text-properties fo:font-size="11.00pt" fo:font-weight="bold" fo:font-family="Arial" style:font-family-asian="Arial" style:font-family-complex="Arial" fo:background-color="transparent" fo:color="#253a44"/>
    </style:style>
    <style:style style:name="T127" style:family="text">
      <style:text-properties fo:font-size="10.50pt" fo:font-weight="bold" fo:font-family="Arial" style:font-family-asian="Arial" style:font-family-complex="Arial" fo:background-color="transparent" fo:color="#253a44"/>
    </style:style>
    <style:style style:name="T128" style:family="text">
      <style:text-properties fo:font-size="11.00pt" fo:font-weight="normal" fo:font-family="Calibri" style:font-family-asian="Calibri" style:font-family-complex="Calibri" fo:background-color="transparent" style:use-window-font-color="true"/>
    </style:style>
    <style:style style:name="T129" style:family="text">
      <style:text-properties fo:font-size="14.00pt" fo:font-weight="bold" fo:font-family="Arial" style:font-family-asian="Arial" style:font-family-complex="Arial" fo:background-color="transparent" fo:color="#1f1f1f"/>
    </style:style>
    <style:style style:name="T130" style:family="text">
      <style:text-properties fo:font-size="13.00pt" fo:font-weight="bold" fo:font-family="Arial" style:font-family-asian="Arial" style:font-family-complex="Arial" fo:background-color="transparent" fo:color="#1f1f1f"/>
    </style:style>
    <style:style style:name="T131" style:family="text">
      <style:text-properties fo:font-size="11.00pt" fo:font-weight="normal" fo:font-family="Calibri" style:font-family-asian="Calibri" style:font-family-complex="Calibri" fo:background-color="transparent" style:use-window-font-color="true"/>
    </style:style>
    <style:style style:name="T132" style:family="text">
      <style:text-properties fo:font-size="12.00pt" fo:font-weight="normal" fo:font-family="Arial" style:font-family-asian="Arial" style:font-family-complex="Arial" fo:background-color="transparent" fo:color="#1f1f1f"/>
    </style:style>
    <style:style style:name="T133" style:family="text">
      <style:text-properties fo:font-size="11.50pt" fo:font-weight="normal" fo:font-family="Poppins" style:font-family-asian="Poppins" style:font-family-complex="Poppins" fo:background-color="transparent" fo:color="#292929"/>
    </style:style>
    <style:style style:name="T134" style:family="text">
      <style:text-properties fo:font-size="12.00pt" fo:font-weight="normal" fo:font-family="'Liberation Serif'" style:font-family-asian="'Liberation Serif'" style:font-family-complex="'Liberation Serif'" fo:background-color="transparent" fo:color="#1f1f1f"/>
    </style:style>
    <style:style style:name="T135" style:family="text">
      <style:text-properties fo:font-size="11.50pt" fo:font-weight="normal" fo:font-family="Poppins" style:font-family-asian="Poppins" style:font-family-complex="Poppins" fo:background-color="transparent" fo:color="#292929"/>
    </style:style>
    <style:style style:name="T136" style:family="text">
      <style:text-properties fo:font-size="12.00pt" fo:font-weight="normal" fo:font-family="Arial" style:font-family-asian="Arial" style:font-family-complex="Arial" fo:background-color="transparent" fo:color="#1f1f1f"/>
    </style:style>
    <style:style style:name="T137" style:family="text">
      <style:text-properties fo:font-size="11.00pt" fo:font-weight="normal" fo:font-family="Calibri" style:font-family-asian="Calibri" style:font-family-complex="Calibri" fo:background-color="transparent" style:use-window-font-color="true"/>
    </style:style>
    <style:style style:name="T138" style:family="text">
      <style:text-properties fo:font-size="12.00pt" fo:font-weight="bold" fo:font-family="Arial" style:font-family-asian="Arial" style:font-family-complex="Arial" fo:background-color="transparent" fo:color="#1f1f1f"/>
    </style:style>
    <style:style style:name="T139" style:family="text">
      <style:text-properties fo:font-size="11.00pt" fo:font-weight="normal" fo:font-family="Calibri" style:font-family-asian="Calibri" style:font-family-complex="Calibri" fo:background-color="transparent" style:use-window-font-color="true"/>
    </style:style>
    <style:style style:name="T140" style:family="text">
      <style:text-properties fo:font-size="14.00pt" fo:font-weight="bold" fo:font-family="Arial" style:font-family-asian="Arial" style:font-family-complex="Arial" fo:background-color="transparent" fo:color="#1f1f1f"/>
    </style:style>
    <style:style style:name="T141" style:family="text">
      <style:text-properties fo:font-size="13.00pt" fo:font-weight="bold" fo:font-family="Arial" style:font-family-asian="Arial" style:font-family-complex="Arial" fo:background-color="transparent" fo:color="#1f1f1f"/>
    </style:style>
    <style:style style:name="T142" style:family="text">
      <style:text-properties fo:font-size="12.00pt" fo:font-weight="normal" fo:font-family="Arial" style:font-family-asian="Arial" style:font-family-complex="Arial" fo:background-color="transparent" fo:color="#1f1f1f"/>
    </style:style>
    <style:style style:name="T143" style:family="text">
      <style:text-properties fo:font-size="12.00pt" fo:font-weight="normal" fo:font-family="Arial" style:font-family-asian="Arial" style:font-family-complex="Arial" fo:background-color="transparent" fo:color="#1c1c1e"/>
    </style:style>
    <style:style style:name="T144" style:family="text">
      <style:text-properties fo:font-size="12.00pt" fo:font-weight="normal" fo:font-family="Arial" style:font-family-asian="Arial" style:font-family-complex="Arial" fo:background-color="transparent" fo:color="#1f1f1f"/>
    </style:style>
    <style:style style:name="T145" style:family="text">
      <style:text-properties fo:font-size="10.50pt" fo:font-weight="bold" fo:font-family="Arial" style:font-family-asian="Arial" style:font-family-complex="Arial" fo:background-color="transparent" fo:color="#1f1f1f"/>
    </style:style>
    <style:style style:name="T146" style:family="text">
      <style:text-properties fo:font-size="11.00pt" fo:font-weight="normal" fo:font-family="Calibri" style:font-family-asian="Calibri" style:font-family-complex="Calibri" fo:background-color="transparent" style:use-window-font-color="true"/>
    </style:style>
    <style:style style:name="T147" style:family="text">
      <style:text-properties fo:font-size="15.00pt" fo:font-weight="bold" fo:font-family="'Liberation Serif'" style:font-family-asian="'Liberation Serif'" style:font-family-complex="'Liberation Serif'" fo:background-color="transparent" fo:color="#1f1f1f"/>
    </style:style>
    <style:style style:name="T148" style:family="text">
      <style:text-properties fo:font-size="13.00pt" fo:font-weight="bold" fo:font-family="'Liberation Serif'" style:font-family-asian="'Liberation Serif'" style:font-family-complex="'Liberation Serif'" fo:background-color="transparent" fo:color="#1f1f1f"/>
    </style:style>
    <style:style style:name="T149" style:family="text">
      <style:text-properties fo:font-size="15.00pt" fo:font-weight="bold" fo:font-family="'Liberation Serif'" style:font-family-asian="'Liberation Serif'" style:font-family-complex="'Liberation Serif'" fo:background-color="transparent" fo:color="#1f1f1f"/>
    </style:style>
    <style:style style:name="T150" style:family="text">
      <style:text-properties fo:font-size="12.00pt" fo:font-weight="normal" fo:font-family="Arial" style:font-family-asian="Arial" style:font-family-complex="Arial" fo:background-color="transparent" fo:color="#1f1f1f"/>
    </style:style>
    <style:style style:name="T151" style:family="text">
      <style:text-properties fo:font-size="12.00pt" fo:font-weight="normal" fo:font-family="Arial" style:font-family-asian="Arial" style:font-family-complex="Arial" fo:background-color="transparent" fo:color="#282c33"/>
    </style:style>
    <style:style style:name="T152" style:family="text">
      <style:text-properties fo:font-size="11.00pt" fo:font-weight="normal" fo:font-family="Calibri" style:font-family-asian="Calibri" style:font-family-complex="Calibri" fo:background-color="transparent" style:use-window-font-color="true"/>
    </style:style>
    <style:style style:name="T153" style:family="text">
      <style:text-properties fo:font-size="10.50pt" fo:font-weight="bold" fo:font-family="Arial" style:font-family-asian="Arial" style:font-family-complex="Arial" fo:background-color="transparent" fo:color="#1f1f1f"/>
    </style:style>
    <style:style style:name="T154" style:family="text">
      <style:text-properties fo:font-size="11.00pt" fo:font-weight="normal" fo:font-family="Calibri" style:font-family-asian="Calibri" style:font-family-complex="Calibri" fo:background-color="transparent" style:use-window-font-color="true"/>
    </style:style>
    <style:style style:name="T155" style:family="text">
      <style:text-properties fo:font-size="13.00pt" fo:font-weight="bold" fo:font-family="Arial" style:font-family-asian="Arial" style:font-family-complex="Arial" fo:background-color="transparent" style:use-window-font-color="true"/>
    </style:style>
    <style:style style:name="T156" style:family="text">
      <style:text-properties fo:font-size="11.00pt" fo:font-weight="normal" fo:font-family="Calibri" style:font-family-asian="Calibri" style:font-family-complex="Calibri" fo:background-color="transparent" style:use-window-font-color="true"/>
    </style:style>
    <style:style style:name="T157" style:family="text">
      <style:text-properties fo:font-size="12.00pt" fo:font-weight="normal" fo:font-family="Arial" style:font-family-asian="Arial" style:font-family-complex="Arial" fo:background-color="transparent" style:use-window-font-color="true"/>
    </style:style>
    <style:style style:name="T158" style:family="text">
      <style:text-properties fo:font-size="11.00pt" fo:font-weight="normal" fo:font-family="Calibri" style:font-family-asian="Calibri" style:font-family-complex="Calibri" fo:background-color="transparent" style:use-window-font-color="true"/>
    </style:style>
    <style:style style:name="T159" style:family="text">
      <style:text-properties fo:font-size="16.00pt" fo:font-weight="bold" fo:font-family="Arial" style:font-family-asian="Arial" style:font-family-complex="Arial" fo:background-color="transparent" fo:color="#1f1f1f"/>
    </style:style>
    <style:style style:name="T160" style:family="text">
      <style:text-properties fo:font-size="11.00pt" fo:font-weight="normal" fo:font-family="Calibri" style:font-family-asian="Calibri" style:font-family-complex="Calibri" fo:background-color="transparent" style:use-window-font-color="true"/>
    </style:style>
    <style:style style:name="T161" style:family="text">
      <style:text-properties fo:font-size="13.00pt" fo:font-weight="normal" fo:font-family="Arial" style:font-family-asian="Arial" style:font-family-complex="Arial" fo:background-color="#ffffff" fo:color="#1f1f1f"/>
    </style:style>
    <style:style style:name="T162" style:family="text">
      <style:text-properties fo:font-size="12.00pt" fo:font-weight="bold" style:text-underline-mode="continuous" style:text-underline-type="single" style:text-underline-style="solid" style:text-underline-width="normal" fo:font-family="Arial" style:font-family-asian="Arial" style:font-family-complex="Arial" fo:background-color="transparent" fo:color="#0000ff"/>
    </style:style>
    <style:style style:name="T163" style:family="text">
      <style:text-properties fo:font-size="12.00pt" fo:font-weight="normal" fo:font-family="Arial" style:font-family-asian="Arial" style:font-family-complex="Arial" fo:background-color="#ffffff" fo:color="#1f1f1f"/>
    </style:style>
    <style:style style:name="T164" style:family="text">
      <style:text-properties fo:font-size="13.00pt" fo:font-weight="normal" fo:font-family="Arial" style:font-family-asian="Arial" style:font-family-complex="Arial" fo:background-color="#ffffff" fo:color="#1f1f1f"/>
    </style:style>
    <style:style style:name="T165" style:family="text">
      <style:text-properties fo:font-size="11.00pt" fo:font-weight="normal" fo:font-family="Calibri" style:font-family-asian="Calibri" style:font-family-complex="Calibri" fo:background-color="transparent" style:use-window-font-color="true"/>
    </style:style>
    <style:style style:name="T166" style:family="text">
      <style:text-properties fo:font-size="13.00pt" fo:font-weight="normal" fo:font-family="Arial" style:font-family-asian="Arial" style:font-family-complex="Arial" fo:background-color="#ffffff" fo:color="#000000"/>
    </style:style>
    <style:style style:name="T167" style:family="text">
      <style:text-properties fo:font-size="11.00pt" fo:font-weight="normal" fo:font-family="Calibri" style:font-family-asian="Calibri" style:font-family-complex="Calibri" fo:background-color="transparent" style:use-window-font-color="true"/>
    </style:style>
    <style:style style:name="T168" style:family="text">
      <style:text-properties fo:font-size="13.00pt" fo:font-weight="normal" fo:font-family="'Liberation Serif'" style:font-family-asian="'Liberation Serif'" style:font-family-complex="'Liberation Serif'" fo:background-color="transparent" style:use-window-font-color="true"/>
    </style:style>
    <style:style style:name="T169" style:family="text">
      <style:text-properties fo:font-size="11.00pt" fo:font-weight="normal" fo:font-family="Calibri" style:font-family-asian="Calibri" style:font-family-complex="Calibri" fo:background-color="transparent" style:use-window-font-color="true"/>
    </style:style>
    <style:style style:name="T170" style:family="text">
      <style:text-properties fo:font-size="13.00pt" fo:font-weight="normal" fo:font-family="'Liberation Serif'" style:font-family-asian="'Liberation Serif'" style:font-family-complex="'Liberation Serif'" fo:background-color="transparent" style:use-window-font-color="true"/>
    </style:style>
    <style:style style:name="T171" style:family="text">
      <style:text-properties fo:font-size="11.00pt" fo:font-weight="normal" fo:font-family="Calibri" style:font-family-asian="Calibri" style:font-family-complex="Calibri" fo:background-color="transparent" style:use-window-font-color="true"/>
    </style:style>
    <style:style style:name="T172" style:family="text">
      <style:text-properties fo:font-size="13.00pt" fo:font-weight="normal" fo:font-family="Arial" style:font-family-asian="Arial" style:font-family-complex="Arial" fo:background-color="#ffffff" fo:color="#000000"/>
    </style:style>
    <style:style style:name="T173" style:family="text">
      <style:text-properties fo:font-size="11.00pt" fo:font-weight="normal" fo:font-family="Calibri" style:font-family-asian="Calibri" style:font-family-complex="Calibri" fo:background-color="transparent" style:use-window-font-color="true"/>
    </style:style>
    <style:style style:name="T174" style:family="text">
      <style:text-properties fo:font-size="13.00pt" fo:font-weight="normal" fo:font-family="Arial" style:font-family-asian="Arial" style:font-family-complex="Arial" fo:background-color="#ffffff" fo:color="#000000"/>
    </style:style>
    <style:style style:name="T175" style:family="text">
      <style:text-properties fo:font-size="13.00pt" fo:font-weight="normal" style:text-underline-mode="continuous" style:text-underline-type="single" style:text-underline-style="solid" style:text-underline-width="normal" fo:font-family="Arial" style:font-family-asian="Arial" style:font-family-complex="Arial" fo:background-color="#ffffff" fo:color="#000000"/>
    </style:style>
    <style:style style:name="T176" style:family="text">
      <style:text-properties fo:font-size="13.00pt" fo:font-weight="normal" fo:font-family="Arial" style:font-family-asian="Arial" style:font-family-complex="Arial" fo:background-color="#ffffff" fo:color="#000000"/>
    </style:style>
    <style:style style:name="T177" style:family="text">
      <style:text-properties fo:font-size="11.00pt" fo:font-weight="normal" fo:font-family="Calibri" style:font-family-asian="Calibri" style:font-family-complex="Calibri" fo:background-color="transparent" style:use-window-font-color="true"/>
    </style:style>
    <style:style style:name="T178" style:family="text">
      <style:text-properties fo:font-size="13.00pt" fo:font-weight="normal" fo:font-family="Arial" style:font-family-asian="Arial" style:font-family-complex="Arial" fo:background-color="#ffffff" fo:color="#000000"/>
    </style:style>
    <style:style style:name="T179" style:family="text">
      <style:text-properties fo:font-size="13.00pt" fo:font-weight="normal" fo:font-family="Arial" style:font-family-asian="Arial" style:font-family-complex="Arial" fo:background-color="transparent" fo:color="#000000"/>
    </style:style>
    <style:style style:name="T180" style:family="text">
      <style:text-properties fo:font-size="12.00pt" fo:font-weight="normal" fo:font-family="Ubuntu" style:font-family-asian="Ubuntu" style:font-family-complex="Ubuntu" fo:background-color="transparent" fo:color="#000000"/>
    </style:style>
    <style:style style:name="T181" style:family="text">
      <style:text-properties fo:font-size="13.00pt" fo:font-weight="normal" fo:font-family="Arial" style:font-family-asian="Arial" style:font-family-complex="Arial" fo:background-color="#ffffff" fo:color="#000000"/>
    </style:style>
    <style:style style:name="T182"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style:style>
    <style:style style:name="T183"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style:style>
    <style:style style:name="T184" style:family="text">
      <style:text-properties fo:font-size="13.00pt" fo:font-weight="normal" fo:font-family="Arial" style:font-family-asian="Arial" style:font-family-complex="Arial" fo:background-color="#ffffff" fo:color="#000000"/>
    </style:style>
    <style:style style:name="T185" style:family="text">
      <style:text-properties fo:font-size="11.00pt" fo:font-weight="normal" fo:font-family="Calibri" style:font-family-asian="Calibri" style:font-family-complex="Calibri" fo:background-color="transparent" style:use-window-font-color="true"/>
    </style:style>
    <style:style style:name="T186" style:family="text">
      <style:text-properties fo:font-size="13.00pt" fo:font-weight="normal" fo:font-family="Arial" style:font-family-asian="Arial" style:font-family-complex="Arial" fo:background-color="#ffffff" fo:color="#000000"/>
    </style:style>
    <style:style style:name="T187" style:family="text">
      <style:text-properties fo:font-size="11.00pt" fo:font-weight="normal" fo:font-family="Calibri" style:font-family-asian="Calibri" style:font-family-complex="Calibri" fo:background-color="transparent" style:use-window-font-color="true"/>
    </style:style>
    <style:style style:name="T188" style:family="text">
      <style:text-properties fo:font-size="13.00pt" fo:font-weight="normal" style:text-underline-mode="continuous" style:text-underline-type="single" style:text-underline-style="solid" style:text-underline-width="normal" fo:font-family="Arial" style:font-family-asian="Arial" style:font-family-complex="Arial" fo:background-color="#ffffff" fo:color="#0000ff"/>
    </style:style>
    <style:style style:name="T189" style:family="text">
      <style:text-properties fo:font-size="13.00pt" fo:font-weight="normal" fo:font-family="Arial" style:font-family-asian="Arial" style:font-family-complex="Arial" fo:background-color="#ffffff" style:use-window-font-color="true"/>
    </style:style>
    <style:style style:name="T190" style:family="text">
      <style:text-properties fo:font-size="13.00pt" fo:font-weight="normal" style:text-underline-mode="continuous" style:text-underline-type="single" style:text-underline-style="solid" style:text-underline-width="normal" fo:font-family="Arial" style:font-family-asian="Arial" style:font-family-complex="Arial" fo:background-color="#ffffff" fo:color="#0000ff"/>
    </style:style>
    <style:style style:name="T191" style:family="text">
      <style:text-properties fo:font-size="13.00pt" fo:font-weight="normal" fo:font-family="Arial" style:font-family-asian="Arial" style:font-family-complex="Arial" fo:background-color="#ffffff" style:use-window-font-color="true"/>
    </style:style>
    <style:style style:name="T192" style:family="text">
      <style:text-properties fo:font-size="13.00pt" fo:font-weight="normal" fo:font-family="Arial" style:font-family-asian="Arial" style:font-family-complex="Arial" fo:background-color="#ffffff" style:use-window-font-color="true"/>
    </style:style>
    <style:style style:name="T193"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00.00%" fo:text-align="center"/>
    </style:style>
    <style:style style:name="P2" style:family="paragraph">
      <style:paragraph-properties fo:line-height="100.00%" fo:text-align="left"/>
    </style:style>
    <style:style style:name="P3" style:family="paragraph">
      <style:paragraph-properties fo:line-height="100.00%" fo:text-align="center"/>
    </style:style>
    <style:style style:name="P4" style:family="paragraph">
      <style:paragraph-properties fo:line-height="100.00%" fo:text-align="left"/>
    </style:style>
    <style:style style:name="P5" style:family="paragraph">
      <style:paragraph-properties fo:line-height="100.00%" fo:text-align="center"/>
    </style:style>
    <style:style style:name="P6" style:family="paragraph">
      <style:paragraph-properties fo:line-height="100.00%" fo:text-align="left"/>
    </style:style>
    <style:style style:name="P7" style:family="paragraph">
      <style:paragraph-properties fo:line-height="100.00%" fo:text-align="left" fo:margin-left="228.00pt" fo:text-indent="0.00pt"/>
    </style:style>
    <style:style style:name="P8" style:family="paragraph">
      <style:paragraph-properties fo:line-height="100.00%" fo:text-align="right" fo:margin-left="228.00pt" fo:text-indent="0.00pt"/>
    </style:style>
    <style:style style:name="P9" style:family="paragraph">
      <style:paragraph-properties fo:line-height="100.00%" fo:text-align="right" fo:margin-left="283.60pt" fo:text-indent="0.00pt"/>
    </style:style>
    <style:style style:name="P10" style:family="paragraph">
      <style:paragraph-properties fo:line-height="100.00%" fo:text-align="right" fo:margin-left="180.00pt" fo:text-indent="0.00pt"/>
    </style:style>
    <style:style style:name="P11" style:family="paragraph">
      <style:paragraph-properties fo:line-height="100.00%" fo:text-align="center"/>
    </style:style>
    <style:style style:name="P12" style:family="paragraph">
      <style:paragraph-properties fo:line-height="100.00%" fo:text-align="left"/>
    </style:style>
    <style:style style:name="P13" style:family="paragraph">
      <style:paragraph-properties fo:line-height="100.00%" fo:text-align="center"/>
    </style:style>
    <style:style style:name="P14" style:family="paragraph">
      <style:paragraph-properties fo:line-height="200.00%" fo:text-align="center" fo:margin-left="0.00pt" fo:text-indent="35.45pt"/>
    </style:style>
    <style:style style:name="P15" style:family="paragraph">
      <style:paragraph-properties fo:line-height="150.00%" fo:text-align="center"/>
    </style:style>
    <style:style style:name="P16" style:family="paragraph">
      <style:paragraph-properties fo:line-height="125.00%" fo:text-align="justify"/>
    </style:style>
    <style:style style:name="P17" style:family="paragraph">
      <style:paragraph-properties fo:line-height="150.00%" fo:text-align="center"/>
    </style:style>
    <style:style style:name="P18" style:family="paragraph">
      <style:paragraph-properties fo:line-height="100.00%" fo:text-align="left" fo:margin-left="10.45pt" fo:text-indent="-5.20pt">
        <style:tab-stops>
          <style:tab-stop style:position="216.80pt"/>
          <style:tab-stop style:position="3279.20pt" style:type="center"/>
        </style:tab-stops>
      </style:paragraph-properties>
    </style:style>
    <style:style style:name="P19" style:family="paragraph">
      <style:paragraph-properties fo:line-height="200.00%" fo:text-align="left"/>
    </style:style>
    <style:style style:name="P20" style:family="paragraph">
      <style:paragraph-properties fo:line-height="100.00%" fo:text-align="center"/>
    </style:style>
    <style:style style:name="P21" style:family="paragraph">
      <style:paragraph-properties fo:line-height="100.00%" fo:text-align="center" fo:margin-left="0.50pt" fo:text-indent="-0.50pt" fo:margin-right="17.20pt" fo:margin-bottom="0.70pt"/>
    </style:style>
    <style:style style:name="P22" style:family="paragraph">
      <style:paragraph-properties fo:line-height="100.00%" fo:text-align="justify"/>
    </style:style>
    <style:style style:name="P23" style:family="paragraph">
      <style:paragraph-properties fo:line-height="100.00%" fo:text-align="left"/>
    </style:style>
    <style:style style:name="P24" style:family="paragraph">
      <style:paragraph-properties fo:line-height="200.00%" fo:text-align="left"/>
    </style:style>
    <style:style style:name="P25" style:family="paragraph">
      <style:paragraph-properties fo:line-height="100.00%" fo:text-align="center"/>
    </style:style>
    <style:style style:name="P26" style:family="paragraph">
      <style:paragraph-properties fo:line-height="100.00%" fo:text-align="justify"/>
    </style:style>
    <style:style style:name="P27" style:family="paragraph">
      <style:paragraph-properties fo:line-height="100.00%" fo:text-align="left" fo:margin-left="10.45pt" fo:text-indent="-5.20pt">
        <style:tab-stops>
          <style:tab-stop style:position="216.80pt"/>
          <style:tab-stop style:position="3279.20pt" style:type="center"/>
        </style:tab-stops>
      </style:paragraph-properties>
    </style:style>
    <style:style style:name="P28" style:family="paragraph">
      <style:paragraph-properties fo:line-height="100.00%" fo:text-align="left" fo:margin-left="10.45pt" fo:text-indent="-5.20pt">
        <style:tab-stops>
          <style:tab-stop style:position="216.80pt"/>
          <style:tab-stop style:position="3279.20pt" style:type="center"/>
        </style:tab-stops>
      </style:paragraph-properties>
    </style:style>
    <style:style style:name="P29" style:family="paragraph">
      <style:paragraph-properties fo:line-height="100.00%" fo:text-align="left"/>
    </style:style>
    <style:style style:name="P30" style:family="paragraph">
      <style:paragraph-properties fo:line-height="100.00%" fo:text-align="center"/>
    </style:style>
    <style:style style:name="P31" style:family="paragraph">
      <style:paragraph-properties fo:line-height="100.00%" fo:text-align="center" fo:margin-left="0.50pt" fo:text-indent="-0.50pt" fo:margin-right="17.20pt" fo:margin-bottom="0.70pt"/>
    </style:style>
    <style:style style:name="P32" style:family="paragraph">
      <style:paragraph-properties fo:line-height="100.00%" fo:text-align="justify"/>
    </style:style>
    <style:style style:name="P33" style:family="paragraph">
      <style:paragraph-properties fo:line-height="100.00%" fo:text-align="left"/>
    </style:style>
    <style:style style:name="P34" style:family="paragraph">
      <style:paragraph-properties fo:line-height="100.00%" fo:text-align="left"/>
    </style:style>
    <style:style style:name="P35" style:family="paragraph">
      <style:paragraph-properties fo:line-height="100.00%" fo:text-align="center"/>
    </style:style>
    <style:style style:name="P36" style:family="paragraph">
      <style:paragraph-properties fo:line-height="100.00%" fo:text-align="left"/>
    </style:style>
    <style:style style:name="P37" style:family="paragraph">
      <style:paragraph-properties fo:line-height="100.00%" fo:text-align="left" fo:margin-left="10.45pt" fo:text-indent="-5.20pt">
        <style:tab-stops>
          <style:tab-stop style:position="216.80pt"/>
          <style:tab-stop style:position="3279.20pt" style:type="center"/>
        </style:tab-stops>
      </style:paragraph-properties>
    </style:style>
    <style:style style:name="P38" style:family="paragraph">
      <style:paragraph-properties fo:line-height="100.00%" fo:text-align="left"/>
    </style:style>
    <style:style style:name="P39" style:family="paragraph">
      <style:paragraph-properties fo:line-height="150.00%" fo:text-align="left" fo:margin-top="24.00pt" fo:margin-bottom="6.00pt">
        <style:tab-stops>
          <style:tab-stop style:position="35.45pt"/>
        </style:tab-stops>
      </style:paragraph-properties>
    </style:style>
    <style:style style:name="P40" style:family="paragraph">
      <style:paragraph-properties fo:line-height="150.00%" fo:text-align="justify" fo:margin-left="0.00pt" fo:text-indent="36.00pt"/>
    </style:style>
    <style:style style:name="P41" style:family="paragraph">
      <style:paragraph-properties fo:line-height="100.00%" fo:text-align="left"/>
    </style:style>
    <style:style style:name="P42" style:family="paragraph">
      <style:paragraph-properties fo:line-height="150.00%" fo:text-align="justify" fo:margin-left="0.00pt" fo:text-indent="36.00pt"/>
    </style:style>
    <style:style style:name="P43" style:family="paragraph">
      <style:paragraph-properties fo:line-height="150.00%" fo:text-align="justify"/>
    </style:style>
    <style:style style:name="P44" style:family="paragraph">
      <style:paragraph-properties fo:line-height="150.00%" fo:text-align="justify" fo:margin-left="0.00pt" fo:text-indent="35.45pt"/>
    </style:style>
    <style:style style:name="P45" style:family="paragraph">
      <style:paragraph-properties fo:line-height="100.00%" fo:text-align="left"/>
    </style:style>
    <style:style style:name="P46" style:family="paragraph">
      <style:paragraph-properties fo:line-height="100.00%" fo:text-align="left" fo:margin-bottom="8.00pt"/>
    </style:style>
    <style:style style:name="P47" style:family="paragraph">
      <style:paragraph-properties fo:line-height="100.00%" fo:text-align="left"/>
    </style:style>
    <style:style style:name="P48" style:family="paragraph">
      <style:paragraph-properties fo:line-height="150.00%" fo:text-align="justify"/>
    </style:style>
    <style:style style:name="P49" style:family="paragraph">
      <style:paragraph-properties fo:line-height="150.00%" fo:text-align="justify" fo:margin-bottom="8.00pt">
        <style:tab-stops>
          <style:tab-stop style:position="36.00pt"/>
        </style:tab-stops>
      </style:paragraph-properties>
    </style:style>
    <style:style style:name="P50" style:family="paragraph">
      <style:paragraph-properties fo:line-height="150.00%" fo:text-align="justify" fo:margin-bottom="8.00pt"/>
    </style:style>
    <style:style style:name="P51" style:family="paragraph">
      <style:paragraph-properties fo:line-height="100.00%" fo:text-align="justify" fo:margin-left="70.80pt" fo:text-indent="0.00pt"/>
    </style:style>
    <style:style style:name="P52" style:family="paragraph">
      <style:paragraph-properties fo:line-height="100.00%" fo:text-align="left"/>
    </style:style>
    <style:style style:name="P53" style:family="paragraph">
      <style:paragraph-properties fo:line-height="100.00%" fo:text-align="justify" fo:margin-left="72.00pt" fo:text-indent="0.00pt"/>
    </style:style>
    <style:style style:name="P54" style:family="paragraph">
      <style:paragraph-properties fo:line-height="100.00%" fo:text-align="left"/>
    </style:style>
    <style:style style:name="P55" style:family="paragraph">
      <style:paragraph-properties fo:line-height="115.00%" fo:text-align="left" fo:margin-bottom="7.00pt"/>
    </style:style>
    <style:style style:name="P56" style:family="paragraph">
      <style:paragraph-properties fo:line-height="115.00%" fo:text-align="left"/>
    </style:style>
    <style:style style:name="P57" style:family="paragraph">
      <style:paragraph-properties fo:line-height="100.00%" fo:text-align="left" fo:margin-bottom="18.00pt"/>
    </style:style>
    <style:style style:name="P58" style:family="paragraph">
      <style:paragraph-properties fo:line-height="115.00%" fo:text-align="left" fo:margin-top="2.85pt" fo:margin-bottom="20.85pt"/>
    </style:style>
    <style:style style:name="P59" style:family="paragraph">
      <style:paragraph-properties fo:line-height="115.00%" fo:text-align="left" fo:margin-top="2.85pt"/>
    </style:style>
    <style:style style:name="P60" style:family="paragraph">
      <style:paragraph-properties fo:line-height="115.00%" fo:text-align="left" fo:margin-bottom="18.00pt"/>
    </style:style>
    <style:style style:name="P61" style:family="paragraph">
      <style:paragraph-properties fo:line-height="100.00%" fo:text-align="left"/>
    </style:style>
    <style:style style:name="P62" style:family="paragraph">
      <style:paragraph-properties fo:line-height="115.00%" fo:text-align="left"/>
    </style:style>
    <style:style style:name="P63" style:family="paragraph">
      <style:paragraph-properties fo:line-height="100.00%" fo:text-align="left"/>
    </style:style>
    <style:style style:name="P64" style:family="paragraph">
      <style:paragraph-properties fo:line-height="100.00%" fo:text-align="left"/>
    </style:style>
    <text:list-style style:name="L65">
      <text:list-level-style-bullet text:level="1" text:bullet-char="•">
        <style:list-level-properties text:space-before="18.00pt" text:min-label-width="18.00pt"/>
        <style:text-properties fo:font-family="Symbol"/>
      </text:list-level-style-bullet>
    </text:list-style>
    <style:style style:name="P65" style:family="paragraph">
      <style:paragraph-properties fo:line-height="100.00%" fo:text-align="left"/>
    </style:style>
    <style:style style:name="P66" style:family="paragraph">
      <style:paragraph-properties fo:line-height="100.00%" fo:text-align="left"/>
    </style:style>
    <style:style style:name="P67" style:family="paragraph">
      <style:paragraph-properties fo:line-height="100.00%" fo:text-align="left"/>
    </style:style>
    <style:style style:name="TableColumn0100" style:family="table-column">
      <style:table-column-properties style:column-width="3.156250in"/>
    </style:style>
    <style:style style:name="TableColumn0101" style:family="table-column">
      <style:table-column-properties style:column-width="3.156250in"/>
    </style:style>
    <style:style style:name="Table01" style:family="table">
      <style:table-properties style:width="6.312500in" fo:margin-left="0.000000in" style:writing-mode="lr" table:align="left" style:may-break-between-rows="true"/>
    </style:style>
    <style:style style:name="TableRow0100" style:family="table-row">
      <style:table-row-properties style:min-row-height="0.208333in"/>
    </style:style>
    <style:style style:name="TableCell010000" style:family="table-cell">
      <style:table-cell-properties fo:border-top="0.000694in solid #000000" fo:border-left="0.000694in solid #000000" fo:border-right="0.000694in solid #000000" fo:border-bottom="0.000694in solid #000000" fo:padding-left="0.072222in" fo:padding-right="0.072222in" fo:vertical-align="top" fo:background-color="#ffffff"/>
    </style:style>
    <style:style style:name="TableCell010001" style:family="table-cell">
      <style:table-cell-properties fo:border-top="0.000694in solid #000000" fo:border-left="0.000694in solid #000000" fo:border-right="0.000694in solid #000000" fo:border-bottom="0.000694in solid #000000" fo:padding-left="0.072222in" fo:padding-right="0.072222in" fo:vertical-align="top" fo:background-color="#ffffff"/>
    </style:style>
    <style:style style:name="TableRow0101" style:family="table-row">
      <style:table-row-properties style:min-row-height="0.208333in"/>
    </style:style>
    <style:style style:name="TableCell010100" style:family="table-cell">
      <style:table-cell-properties fo:border-top="0.000694in solid #000000" fo:border-left="0.000694in solid #000000" fo:border-right="0.000694in solid #000000" fo:border-bottom="0.000694in solid #000000" fo:padding-left="0.072222in" fo:padding-right="0.072222in" fo:vertical-align="top" fo:background-color="#ffffff"/>
    </style:style>
    <style:style style:name="TableCell010101" style:family="table-cell">
      <style:table-cell-properties fo:border-top="0.000694in solid #000000" fo:border-left="0.000694in solid #000000" fo:border-right="0.000694in solid #000000" fo:border-bottom="0.000694in solid #000000" fo:padding-left="0.072222in" fo:padding-right="0.072222in" fo:vertical-align="top" fo:background-color="#ffffff"/>
    </style:style>
  </office:automatic-styles>
  <office:body>
    <office:text>
      <text:p text:style-name="P1"><text:span text:style-name="T1"><text:s text:c="3"/></text:span><text:span text:style-name="T2"><text:s text:c="2"/>COLÉGIO ESTADUAL DE EDUCAÇÃO PROFISSIONAL</text:span></text:p>
      <text:p text:style-name="P1"><text:span text:style-name="T3">CARMELO PERRONE C E PE EF M PROFIS<text:s/></text:span><text:span text:style-name="T4"><text:s/></text:span></text:p>
      <text:p text:style-name="P1"><text:span text:style-name="T4"><text:s/></text:span><text:span text:style-name="T5">CURSO TÉCNICO EM INFORMÁTICA</text:span></text:p>
      <text:p text:style-name="P1"><text:span text:style-name="T6"/></text:p>
      <text:p text:style-name="P1"><text:span text:style-name="T6"/></text:p>
      <text:p text:style-name="P1"><text:span text:style-name="T6"/></text:p>
      <text:p text:style-name="P1"><text:span text:style-name="T6"/></text:p>
      <text:p text:style-name="P1"><text:span text:style-name="T6"/></text:p>
      <text:p text:style-name="P1"><text:span text:style-name="T6"/></text:p>
      <text:p text:style-name="P1"><text:span text:style-name="T7">Valeria Borges Vanzin</text:span></text:p>
      <text:p text:style-name="P1"><text:span text:style-name="T8"/></text:p>
      <text:p text:style-name="P1"><text:span text:style-name="T8"/></text:p>
      <text:p text:style-name="P1"><text:span text:style-name="T8"/></text:p>
      <text:p text:style-name="P1"><text:span text:style-name="T8"/></text:p>
      <text:p text:style-name="P1"><text:span text:style-name="T8"/></text:p>
      <text:p text:style-name="P1"><text:span text:style-name="T8"/></text:p>
      <text:p text:style-name="P1"><text:span text:style-name="T8"/></text:p>
      <text:p text:style-name="P1"><text:span text:style-name="T8"/></text:p>
      <text:p text:style-name="P1"><text:span text:style-name="T8"/></text:p>
      <text:p text:style-name="P1"><text:span text:style-name="T8"/></text:p>
      <text:p text:style-name="P1"><text:span text:style-name="T8"/></text:p>
      <text:p text:style-name="P1"><text:span text:style-name="T8"/></text:p>
      <text:p text:style-name="P1"><text:span text:style-name="T9">KANEKINHA’S</text:span></text:p>
      <text:p text:style-name="P1"><text:span text:style-name="T10"/></text:p>
      <text:p text:style-name="P1"><text:span text:style-name="T10"/></text:p>
      <text:p text:style-name="P1"><text:span text:style-name="T10"/></text:p>
      <text:p text:style-name="P1"><text:span text:style-name="T10"/></text:p>
      <text:p text:style-name="P1"><text:span text:style-name="T10"/></text:p>
      <text:p text:style-name="P1"><text:span text:style-name="T10"/></text:p>
      <text:p text:style-name="P1"><text:span text:style-name="T10"/></text:p>
      <text:p text:style-name="P1"><text:span text:style-name="T10"/></text:p>
      <text:p text:style-name="P1"><text:span text:style-name="T10"/></text:p>
      <text:p text:style-name="P1"><text:span text:style-name="T10"/></text:p>
      <text:p text:style-name="P1"><text:span text:style-name="T10"/></text:p>
      <text:p text:style-name="P1"><text:span text:style-name="T10"/></text:p>
      <text:p text:style-name="P1"><text:span text:style-name="T10"/></text:p>
      <text:p text:style-name="P1"><text:span text:style-name="T10"/></text:p>
      <text:p text:style-name="P1"><text:span text:style-name="T10"/></text:p>
      <text:p text:style-name="P1"><text:span text:style-name="T10"/></text:p>
      <text:p text:style-name="P1"><text:span text:style-name="T10"/></text:p>
      <text:p text:style-name="P1"><text:span text:style-name="T10"/></text:p>
      <text:p text:style-name="P1"><text:span text:style-name="T10"/></text:p>
      <text:p text:style-name="P1"><text:span text:style-name="T11"><text:s/>CASCAVEL - PR</text:span></text:p>
      <text:p text:style-name="P1"><text:span text:style-name="T11">2024</text:span></text:p>
      <text:p text:style-name="P1"><text:span text:style-name="T12"/></text:p>
      <text:p text:style-name="P2"><text:span text:style-name="T12"/></text:p>
      <text:p text:style-name="P3"><text:span text:style-name="T13">Valeria Borges Vanzin</text:span></text:p>
      <text:p text:style-name="P4"><text:span text:style-name="T14"/></text:p>
      <text:p text:style-name="P4"><text:span text:style-name="T14"/></text:p>
      <text:p text:style-name="P4"><text:span text:style-name="T14"/></text:p>
      <text:p text:style-name="P4"><text:span text:style-name="T14"/></text:p>
      <text:p text:style-name="P4"><text:span text:style-name="T14"/></text:p>
      <text:p text:style-name="P4"><text:span text:style-name="T14"/></text:p>
      <text:p text:style-name="P4"><text:span text:style-name="T14"/></text:p>
      <text:p text:style-name="P5"><text:span text:style-name="T15">KANEKINHA’S</text:span></text:p>
      <text:p text:style-name="P6"><text:span text:style-name="T16"/></text:p>
      <text:p text:style-name="P6"><text:span text:style-name="T16"/></text:p>
      <text:p text:style-name="P6"><text:span text:style-name="T16"/></text:p>
      <text:p text:style-name="P6"><text:span text:style-name="T16"/></text:p>
      <text:p text:style-name="P6"><text:span text:style-name="T16"/></text:p>
      <text:p text:style-name="P6"><text:span text:style-name="T16"/></text:p>
      <text:p text:style-name="P6"><text:span text:style-name="T16"/></text:p>
      <text:p text:style-name="P6"><text:span text:style-name="T16"/></text:p>
      <text:p text:style-name="P6"><text:span text:style-name="T16"/></text:p>
      <text:p text:style-name="P6"><text:span text:style-name="T16"/></text:p>
      <text:p text:style-name="P7"><text:span text:style-name="T17">Projeto de Desenvolvimento de Software do Curso Técnico em Informática do Colégio Estadual de Educação Profissional Carmelo Perrone C E PE EF M<text:s text:c="2"/></text:span><text:span text:style-name="T18">–</text:span><text:span text:style-name="T19"><text:s/>Cascavel, Paran</text:span><text:span text:style-name="T20">á.</text:span></text:p>
      <text:p text:style-name="P7"><text:span text:style-name="T21"/></text:p>
      <text:p text:style-name="P8"><text:span text:style-name="T22">Orientadores: Profª Aparecida S.Ferreira</text:span></text:p>
      <text:p text:style-name="P9"><text:span text:style-name="T23">Prof</text:span><text:span text:style-name="T24">ª</text:span><text:span text:style-name="T25">.<text:s/></text:span><text:span text:style-name="T26">Alessandra M. UHL</text:span><text:span text:style-name="T27"><text:s/></text:span><text:span text:style-name="T28">2</text:span></text:p>
      <text:p text:style-name="P9"><text:span text:style-name="T29"/></text:p>
      <text:p text:style-name="P10"><text:span text:style-name="T29"/></text:p>
      <text:p text:style-name="P11"><text:span text:style-name="T30"><text:s/></text:span><text:span text:style-name="T31">CASCAVEL-PR</text:span></text:p>
      <text:p text:style-name="P11"><text:span text:style-name="T31">2024</text:span></text:p>
      <text:p text:style-name="P12"><text:span text:style-name="T32"/></text:p>
      <text:p text:style-name="P12"><text:span text:style-name="T32"/></text:p>
      <text:p text:style-name="P12"><text:span text:style-name="T32"/></text:p>
      <text:p text:style-name="P12"><text:span text:style-name="T32"/></text:p>
      <text:p text:style-name="P12"><text:span text:style-name="T32"/></text:p>
      <text:p text:style-name="P12"><text:span text:style-name="T32"/></text:p>
      <text:p text:style-name="P12"><text:span text:style-name="T32"/></text:p>
      <text:p text:style-name="P13"><text:span text:style-name="T33">KANEKINHA’S</text:span></text:p>
      <text:p text:style-name="P13"><text:span text:style-name="T34"/></text:p>
      <text:p text:style-name="P13"><text:span text:style-name="T34"/></text:p>
      <text:p text:style-name="P13"><text:span text:style-name="T34"/></text:p>
      <text:p text:style-name="P14"><text:span text:style-name="T34"/></text:p>
      <text:p text:style-name="P15"><text:span text:style-name="T34"/></text:p>
      <text:p text:style-name="P16"><text:span text:style-name="T35">Este Projeto de Conclusão de Curso foi julgado e aprovado pelo Curso Técnico em Informática do Colégio Estadual de Educação Profissional Padre Carmelo Perrone</text:span></text:p>
      <text:p text:style-name="P17"><text:span text:style-name="T35">Cascavel, Pr., xx de Xxxxx de 2023</text:span></text:p>
      <text:p text:style-name="P17"><text:span text:style-name="T36">COMISSÃO EXAMINADOR</text:span></text:p>
      <text:p text:style-name="P17"><text:span text:style-name="T37"/></text:p>
      <table:table table:style-name="Table01">
        <table:table-column table:style-name="TableColumn0100"/>
        <table:table-column table:style-name="TableColumn0101"/>
        <table:table-row table:style-name="TableRow0100">
          <table:table-cell table:style-name="TableCell010000">
            <text:p text:style-name="P19"><text:span text:style-name="T38">______________________________</text:span></text:p>
            <text:p text:style-name="P20"><text:span text:style-name="T38">Profª. Aparecida da S. Ferreira</text:span><text:span text:style-name="T39">1</text:span></text:p>
            <text:p text:style-name="P20"><text:span text:style-name="T40">Especialista em Tecnologia da Informação</text:span></text:p>
            <text:p text:style-name="P21"><text:span text:style-name="T41">Faculdade de Ciências Sociais Aplicadas de Cascavel</text:span></text:p>
            <text:p text:style-name="P22"><text:span text:style-name="T42"><text:s text:c="18"/>Orientadora</text:span></text:p>
            <text:p text:style-name="P23"><text:span text:style-name="T43"/></text:p>
          </table:table-cell>
          <table:table-cell table:style-name="TableCell010001">
            <text:p text:style-name="P24"><text:span text:style-name="T44">______________________________</text:span></text:p>
            <text:p text:style-name="P25"><text:span text:style-name="T44">Profª<text:s text:c="2"/></text:span><text:span text:style-name="T45">MARIA </text:span></text:p>
            <text:p text:style-name="P26"><text:span text:style-name="T45"><text:s text:c="18"/>Banco de dados</text:span></text:p>
            <text:p text:style-name="P26"><text:span text:style-name="T46"/></text:p>
          </table:table-cell>
        </table:table-row>
        <table:table-row table:style-name="TableRow0101">
          <table:table-cell table:style-name="TableCell010100">
            <text:p text:style-name="P29"><text:span text:style-name="T47">______________________________</text:span></text:p>
            <text:p text:style-name="P30"><text:span text:style-name="T48"/></text:p>
            <text:p text:style-name="P30"><text:span text:style-name="T49">Profª. Aparecida da S. Ferreira</text:span><text:span text:style-name="T50">1</text:span></text:p>
            <text:p text:style-name="P30"><text:span text:style-name="T51">Especialista em Tecnologia da Informação</text:span></text:p>
            <text:p text:style-name="P31"><text:span text:style-name="T52">Faculdade de Ciências Sociais Aplicadas de Cascavel</text:span></text:p>
            <text:p text:style-name="P32"><text:span text:style-name="T53"><text:s text:c="17"/>WEB DESIGN</text:span></text:p>
            <text:p text:style-name="P33"><text:span text:style-name="T54"/></text:p>
          </table:table-cell>
          <table:table-cell table:style-name="TableCell010101">
            <text:p text:style-name="P34"><text:span text:style-name="T55">______________________________</text:span></text:p>
            <text:p text:style-name="P35"><text:span text:style-name="T56"/></text:p>
            <text:p text:style-name="P35"><text:span text:style-name="T57">Profª<text:s text:c="2"/></text:span><text:span text:style-name="T58">ELIANE MARIA DAL MOLIN CRISTO</text:span></text:p>
            <text:p text:style-name="P35"><text:span text:style-name="T59">Especialista em<text:s/></text:span><text:span text:style-name="T60">Educação Especial: Atendimento às Necessidades Espe. - Faculdade Iguaçu-ESAP</text:span></text:p>
            <text:p text:style-name="P35"><text:span text:style-name="T61">Coordenadora de curso</text:span></text:p>
            <text:p text:style-name="P36"><text:span text:style-name="T62"/></text:p>
          </table:table-cell>
        </table:table-row>
      </table:table>
      <text:p text:style-name="P38"><text:span text:style-name="T62"/></text:p>
      <text:p text:style-name="P38"><text:span text:style-name="T62"/></text:p>
      <text:p text:style-name="P38"><text:span text:style-name="T62"/></text:p>
      <text:p text:style-name="P38"><text:span text:style-name="T62"/></text:p>
      <text:p text:style-name="P38"><text:span text:style-name="T62"/></text:p>
      <text:p text:style-name="P38"><text:span text:style-name="T62"/></text:p>
      <text:p text:style-name="P38"><text:span text:style-name="T63"><text:s/>SUMÁRIO</text:span></text:p>
      <text:p text:style-name="P38"><text:span text:style-name="T64"/></text:p>
      <text:p text:style-name="P38"><text:span text:style-name="T64"/></text:p>
      <text:p text:style-name="P38"><text:span text:style-name="T64"/></text:p>
      <text:p text:style-name="P38"><text:span text:style-name="T64"/></text:p>
      <text:p text:style-name="P38"><text:span text:style-name="T64"/></text:p>
      <text:p text:style-name="P38"><text:span text:style-name="T64"/></text:p>
      <text:p text:style-name="P38"><text:span text:style-name="T64"/></text:p>
      <text:p text:style-name="P38"><text:span text:style-name="T64"/></text:p>
      <text:p text:style-name="P38"><text:span text:style-name="T64"/></text:p>
      <text:p text:style-name="P38"><text:span text:style-name="T64"/></text:p>
      <text:p text:style-name="P38"><text:span text:style-name="T64"/></text:p>
      <text:p text:style-name="P38"><text:span text:style-name="T64"/></text:p>
      <text:p text:style-name="P38"><text:span text:style-name="T64"/></text:p>
      <text:p text:style-name="P38"><text:span text:style-name="T64"/></text:p>
      <text:p text:style-name="P38"><text:span text:style-name="T64"/></text:p>
      <text:p text:style-name="P38"><text:span text:style-name="T64"/></text:p>
      <text:p text:style-name="P38"><text:span text:style-name="T64"/></text:p>
      <text:p text:style-name="P38"><text:span text:style-name="T64"/></text:p>
      <text:p text:style-name="P38"><text:span text:style-name="T64"/></text:p>
      <text:p text:style-name="P38"><text:span text:style-name="T64"/></text:p>
      <text:p text:style-name="P38"><text:span text:style-name="T64"/></text:p>
      <text:p text:style-name="P38"><text:span text:style-name="T64"/></text:p>
      <text:p text:style-name="P38"><text:span text:style-name="T64"/></text:p>
      <text:p text:style-name="P38"><text:span text:style-name="T64"/></text:p>
      <text:p text:style-name="P38"><text:span text:style-name="T64"/></text:p>
      <text:p text:style-name="P38"><text:span text:style-name="T64"/></text:p>
      <text:p text:style-name="P38"><text:span text:style-name="T64"/></text:p>
      <text:p text:style-name="P38"><text:span text:style-name="T64"/></text:p>
      <text:p text:style-name="P38"><text:span text:style-name="T64"/></text:p>
      <text:p text:style-name="P38"><text:span text:style-name="T64"/></text:p>
      <text:p text:style-name="P38"><text:span text:style-name="T64"/></text:p>
      <text:p text:style-name="P38"><text:span text:style-name="T64"/></text:p>
      <text:p text:style-name="P38"><text:span text:style-name="T64"/></text:p>
      <text:p text:style-name="P38"><text:span text:style-name="T64"/></text:p>
      <text:p text:style-name="P38"><text:span text:style-name="T64"/></text:p>
      <text:p text:style-name="P38"><text:span text:style-name="T64"/></text:p>
      <text:p text:style-name="P39"><text:span text:style-name="T65"><text:s text:c="2"/>1<text:s text:c="4"/></text:span><text:span text:style-name="T66">INTRODUÇÃO</text:span></text:p>
      <text:p text:style-name="P40"><text:span text:style-name="T67">Criação de um site voltado a canecas personalizadas e prontas, uma loja que vende caneca para uso pessoal ou para presentear, as canecas personalizadas são utilizadas na maioria das vezes como uma forma de presentear um amigo, ente querido. </text:span></text:p>
      <text:p text:style-name="P41"><text:span text:style-name="T67">As primeiras canecas encontradas por arqueólogos eram feitas de ossos e datavam algo perto da Idade da Pedra. Já o café apareceu pela primeira vez em 1475, em Constantinopla, onde as canecas eram feitas de madeira. Alguns séculos depois, em 1748, a Grã-Bretanha proibiu o café e tudo que pudesse ser associado a ele, inclusive as canecas, causando um aumento nos preços do mercado negro.</text:span></text:p>
      <text:p text:style-name="P42"><text:span text:style-name="T67">Hoje em dia as canecas são muito usadas em vários lugares com diferentes funções. Elas possuem tamanhos, modelos, estampas e cores muito variadas, abrangendo diferentes gostos e fazendo com que todos queiram comprar e colecionar esses lindos itens de 1001 utilidades. </text:span></text:p>
      <text:p text:style-name="P42"><text:span text:style-name="T67">Tipos de canecas: </text:span></text:p>
      <text:p text:style-name="P42"><text:span text:style-name="T67">Com esse grande aumento na procura por canecas, o mercado precisou criar diferentes tipos de canecas. Às vezes eles usam um formato mais criativo ou escolhem um material que seja melhor para cada bebida</text:span></text:p>
      <text:p text:style-name="P43"><text:span text:style-name="T67">Chopp:</text:span></text:p>
      <text:p text:style-name="P43"><text:span text:style-name="T67"><text:s/>As canecas de alumínio têm sido muito procuradas para tomar aquele chopp, pois o material permite que a bebida fique gelada por mais tempo. Elas também podem ser personalizadas com frases engraçadas para deixar o ambiente bem descontraído naquela rodinha de amigos em uma sexta-feira a noite.</text:span></text:p>
      <text:p text:style-name="P44"><text:span text:style-name="T68"/></text:p>
      <text:p text:style-name="P44"><text:span text:style-name="T69">Canecas mágicas:</text:span></text:p>
      <text:p text:style-name="P44"><text:span text:style-name="T69"><text:s/>Essas são as canecas que mais tem feito sucesso ultimamente. Elas são feitas com um material sensível ao calor, que faz com que a cor da caneca mude quando é colocado um líquido quente nela. O mercado aproveitou isso para criar diferentes modelos, como o “On-Off”, que faz com que a caneca fique com a palavra “Off” (desligado) quando está sem líquido e mude de cor, trocando a palavra para “On” (Ligado) quando ela recebe alguma bebida quente.</text:span></text:p>
      <text:p text:style-name="P44"><text:span text:style-name="T69">Criativas: </text:span></text:p>
      <text:p text:style-name="P44"><text:span text:style-name="T69">São tantos modelos diferentes de canecas que ninguém pode botar defeito.</text:span><text:span text:style-name="T70"><text:s/></text:span></text:p>
      <text:p text:style-name="P44"><text:span text:style-name="T71">Se você gosta de zumbis, você vai amar canecas que têm mordidas e cicatrizes por toda parte. Para os amantes de fotografia, existem várias canecas que lembram um lente zoom de uma DSLR. Já para os músicos que gostam de café, são várias as canecas onde a alça lembra o seu instrumento favorito. Já deu para perceber que com certeza existe alguma caneca que é a sua cara né?<text:s text:c="31"/></text:span></text:p>
      <text:p text:style-name="P44"><text:span text:style-name="T71">One punk: </text:span></text:p>
      <text:p text:style-name="P44"><text:span text:style-name="T71">Nunca ouviu falar em “One Puck”? Se você adora tecnologia, você vai passar a ouvir muito sobre esse gadget que permite que você carregue o seu celular através de um motor que transforma a mudança de temperatura em energia. Logo, você só vai precisar da sua caneca com um café quentinho para carregar os seus aparelhos eletrônicos. Interessante, né?</text:span></text:p>
      <text:p text:style-name="P44"><text:span text:style-name="T71">Para as crianças: As canecas para crianças normalmente são feitas de plástico para que elas não consigam quebrar facilmente e nem se machucar. Elas costumam ser acompanhadas de algum desenho infantil para até mesmo incentivar as crianças a beberem mais líquidos.</text:span></text:p>
      <text:p text:style-name="P44"><text:span text:style-name="T71">Importância e Ecologia: A caneca não tem apenas um “rostinho bonito”, mas elas podem ser muito usadas em locais de trabalho para economizar milhares de copos plásticos. Com cuidado, elas podem durar bastante tempo e ajudar a tornar o dia-a-dia da sua empresa mais sustentável. </text:span></text:p>
      <text:p text:style-name="P44"><text:span text:style-name="T71">Além disso, elas podem ser usadas em outros eventos onde o gasto com copos de plástico é muito grande. Se for uma festa em casa, você pode usar seus copos e canecas mesmo ou também distribuir canecas como lembrança de uma linda festa de casamento.</text:span></text:p>
      <text:p text:style-name="P44"><text:span text:style-name="T71">Potencial de divulgação: </text:span></text:p>
      <text:p text:style-name="P44"><text:span text:style-name="T71">Você sabia que as canecas são ótimas para divulgar o nome da sua empresa? Por terem várias utilidades a um preço acessível, as canecas podem carregar o logo da sua empresa e serem distribuídas em um evento importante, no qual você pode deixar o nome da sua empresa marcado com uma caneca bem criativa.</text:span></text:p>
      <text:p text:style-name="P45"><text:span text:style-name="T72"/></text:p>
      <text:p text:style-name="P45"><text:span text:style-name="T73"><text:s text:c="9"/></text:span></text:p>
      <text:p text:style-name="P45"><text:span text:style-name="T73"><text:s/></text:span></text:p>
      <text:p text:style-name="P45"><text:span text:style-name="T74"/></text:p>
      <text:p text:style-name="P45"><text:span text:style-name="T75">1.1<text:s text:c="3"/>Apresentação do problema</text:span></text:p>
      <text:p text:style-name="P45"><text:span text:style-name="T76"><text:s text:c="8"/>A aluna sempre achou uma boa ideia dar uma caneca personalizada, todos que ela já presenteou gostaram, então, é uma ótima ideia outras pessoas presentear as pessoas que amam.</text:span></text:p>
      <text:p text:style-name="P45"><text:span text:style-name="T77"/></text:p>
      <text:p text:style-name="P45"><text:span text:style-name="T77"/></text:p>
      <text:p text:style-name="P45"><text:span text:style-name="T77"/></text:p>
      <text:p text:style-name="P45"><text:span text:style-name="T77"/></text:p>
      <text:p text:style-name="P45"><text:span text:style-name="T77"/></text:p>
      <text:p text:style-name="P45"><text:span text:style-name="T78">2<text:s text:c="4"/>OBJETIVOS</text:span></text:p>
      <text:p text:style-name="P46"><text:span text:style-name="T79"><text:s text:c="8"/></text:span><text:span text:style-name="T80"><text:s text:c="5"/>criar um site para presentear e derivam do objetivo geral e apresentam as distintas ações que devem ser necessariamente desenvolvidas para o atingimento do objetivo geral.</text:span></text:p>
      <text:p text:style-name="P46"><text:span text:style-name="T81"/></text:p>
      <text:p text:style-name="P46"><text:span text:style-name="T81"/></text:p>
      <text:p text:style-name="P46"><text:span text:style-name="T81"/></text:p>
      <text:p text:style-name="P46"><text:span text:style-name="T81"/></text:p>
      <text:p text:style-name="P46"><text:span text:style-name="T81"/></text:p>
      <text:p text:style-name="P46"><text:span text:style-name="T81"/></text:p>
      <text:p text:style-name="P46"><text:span text:style-name="T81"/></text:p>
      <text:p text:style-name="P46"><text:span text:style-name="T81"/></text:p>
      <text:p text:style-name="P46"><text:span text:style-name="T81"/></text:p>
      <text:p text:style-name="P46"><text:span text:style-name="T81"/></text:p>
      <text:p text:style-name="P46"><text:span text:style-name="T81"/></text:p>
      <text:p text:style-name="P46"><text:span text:style-name="T81"/></text:p>
      <text:p text:style-name="P46"><text:span text:style-name="T81"/></text:p>
      <text:p text:style-name="P46"><text:span text:style-name="T81"/></text:p>
      <text:p text:style-name="P46"><text:span text:style-name="T81"/></text:p>
      <text:p text:style-name="P46"><text:span text:style-name="T81"/></text:p>
      <text:p text:style-name="P47"><text:span text:style-name="T81"/></text:p>
      <text:p text:style-name="P47"><text:span text:style-name="T82">3<text:s text:c="3"/>METODOLOGIA</text:span></text:p>
      <text:p text:style-name="P47"><text:span text:style-name="T83"><text:s text:c="10"/></text:span><text:span text:style-name="T84">Observação em campo é uma técnica de pesquisa que envolve a coleta de dados observando o comportamento humano em seu ambiente natural. É uma ferramenta valiosa para os pesquisadores que desejam entender como as pessoas interagem com o mundo ao seu redor.<text:s/></text:span><text:span text:style-name="T85">A observação em campo pode ser usada para estudar uma ampla gama de tópicos, incluindo:</text:span></text:p>
      <text:p text:style-name="P48"><text:span text:style-name="T85">Comportamento humano: A observação em campo pode ser usada para estudar o comportamento humano em uma variedade de contextos, incluindo ambientes sociais, ambientes de trabalho e ambientes escolares.</text:span></text:p>
      <text:p text:style-name="P48"><text:span text:style-name="T85">Cultura: A observação em campo pode ser usada para estudar culturas diferentes, observando o comportamento das pessoas em seu ambiente natural.</text:span></text:p>
      <text:p text:style-name="P49"><text:span text:style-name="T86">Organizações: A observação em campo pode ser usada para estudar organizações, observando o comportamento dos funcionários e clientes.</text:span></text:p>
      <text:p text:style-name="P50"><text:span text:style-name="T86">A observação em campo tem uma série de vantagens, incluindo: Permite aos pesquisadores coletar dados de forma naturalista. Isso significa que os dados são coletados no ambiente real em que o comportamento ocorre. Permite aos pesquisadores coletar dados sobre comportamentos que são difíceis de observar em outros contextos. Por exemplo, os pesquisadores podem usar observação em campo para estudar o comportamento de pessoas em situações de emergência ou situações de alta tensão. Permite aos pesquisadores coletar dados sobre comportamentos que são difíceis de descrever usando outras técnicas de pesquisa. Por exemplo, os pesquisadores podem usar observação em campo para estudar o comportamento não verbal ou o comportamento que ocorre em um contexto cultural específico.</text:span></text:p>
      <text:p text:style-name="P51"><text:span text:style-name="T87">Podemos considerar que a Observação constitui uma técnica de investigação, que usualmente se complementa com a entrevista semi-estruturada ou livre, embora também com outras técnicas como análise documental, se bem que a mesma possa ser aplicada de modo exclusivo. Para a sua utilização como procedimento científico, é preciso que estejam reunidos critérios, tais como o responder a objetivos prévios, ser planeada de modo sistemático, sujeita a validação e verificação, precisão e controle. (CORREIA,2009).</text:span></text:p>
      <text:p text:style-name="P52"><text:span text:style-name="T87">De acordo com Leininger (1985:14) a metodologia qualitativa “enfatiza a qualidade enquanto natureza, essência, significado e atributos”, colocando a sua ênfase na interpretação individual da realidade, o que se nos afigura como consistente com a problemática e objetivos do nosso estudo. Escolhemos por isso uma técnica que nos permite estar no “terreno”, nos contextos de ação e aí realizar observação.</text:span></text:p>
      <text:p text:style-name="P52"><text:span text:style-name="T88"/></text:p>
      <text:p text:style-name="P52"><text:span text:style-name="T88"/></text:p>
      <text:p text:style-name="P52"><text:span text:style-name="T88"/></text:p>
      <text:p text:style-name="P52"><text:span text:style-name="T88"/></text:p>
      <text:p text:style-name="P52"><text:span text:style-name="T88"/></text:p>
      <text:p text:style-name="P52"><text:span text:style-name="T89">4<text:s text:c="5"/>REFERENCIAL TEÓRICO</text:span></text:p>
      <text:p text:style-name="P52"><text:span text:style-name="T89"><text:s/></text:span><text:span text:style-name="T90"><text:s text:c="10"/></text:span><text:span text:style-name="T91"><text:s text:c="2"/>Para Azevedo (2016), o Referencial Teórico é maior do que aquele presente em um artigo científico. E ele vai variar muito em quantidade de tópicos, dependendo do tema abordado e dos objetivos definidos. No geral, ele é uma síntese escrita da literatura sobre o(s) tema(s), organizada de acordo com a perspectiva crítica do autor. Assim, o texto de um Referencial Teórico não se limita a apresentar ideias de diferentes autores, mas dialoga com elas: analisa, compara autores, evidencia semelhanças e diferenças, critica e, acima de tudo, reflete o posicionamento do pesquisador sobre o tema. Assim, o Referencial Teórico </text:span></text:p>
      <text:p text:style-name="P53"><text:span text:style-name="T91"><text:s/>[...] é onde são feitas conexões entre os textos originais nos quais você se baseia, e onde você posiciona a sua pesquisa em relação a outras fontes. É a oportunidade de estabelecer um diálogo escrito com pesquisadores na<text:s text:c="4"/>sua área e, ao mesmo tempo, mostrar que você se envolveu com o corpo de conhecimento subjacente à sua pesquisa, o compreendeu e respondeu a ele. [...] é onde você identifica as teorias e pesquisas anteriores que influenciaram sua<text:s text:c="2"/>escolha de tema de pesquisa e a metodologia você está escolhendo a adotar. Você pode usar a literatura para apoiar a identificação do problema de pesquisa ou para ilustrar que existe uma lacuna nas pesquisas anteriores que precisa ser preenchida. (RIDLEY, 2008, p.2) .</text:span></text:p>
      <text:p text:style-name="P54"><text:span text:style-name="T91">HTML (sigla para HyperText Markup Language, que em português significa Linguagem de Marcação de Hipertexto) é uma linguagem de marcação utilizada para estruturar páginas na web. Foi criado na Suíça em 1991 por Tim Berners-Lee, um físico do centro de pesquisa CERN. </text:span></text:p>
      <text:p text:style-name="P54"><text:span text:style-name="T91">CSS (sigla para Cascading Style Sheet) é uma linguagem utilizada para definir como os documentos escritos na linguagem de marcação devem ser apresentados aos usuários. O CSS foi desenvolvido pelo W3C em 1996 com o objetivo de estilizar o site, já que o HTML não possui tags que ajudam a formatar a página.</text:span></text:p>
      <text:p text:style-name="P54"><text:span text:style-name="T91">XAMPP (sigla para Apache, MySQL, PHP e Pearl, sendo o X inicial para identificar que esta ferramenta é multiplataforma (funciona em Windows, Linux e Mac) é um software livre e multiplataforma que fornece um servidor web Apache, banco de dados MySQL e interpretador PHP (e outras ferramentas adicionais, como Perl e phpMyAdmin) em um único pacote. Ele foi projetado para facilitar a instalação e configuração de um ambiente de desenvolvimento web local em sistemas operacionais Windows, Linux e macOS. Com o XAMPP, os desenvolvedores podem criar e testar aplicativos web em seus próprios computadores antes de implantá-los em um servidor web ao vivo.</text:span></text:p>
      <text:p text:style-name="P54"><text:span text:style-name="T91">JAVASCRIPT é uma linguagem de programação de alto nível, interpretada e orientada a objetos. Ela é usada principalmente para criar interações dinâmicas em páginas web, como efeitos de rolagem, menus de navegação, validação de formulários, animações e muito mais. MySQL é um sistema de gerenciamento de banco de dados relacional (RDBMS) de código aberto amplamente utilizado para armazenar e gerenciar dados em aplicativos da web. Ele foi desenvolvido originalmente por uma empresa sueca chamada MySQL AB e agora é propriedade da Oracle Corporation. É uma das opções de banco de dados mais populares no mundo da tecnologia, devido à sua confiabilidade, escalabilidade e facilidade de uso. </text:span></text:p>
      <text:p text:style-name="P54"><text:span text:style-name="T92"/></text:p>
      <text:p text:style-name="P54"><text:span text:style-name="T92"/></text:p>
      <text:p text:style-name="P54"><text:span text:style-name="T92"/></text:p>
      <text:p text:style-name="P54"><text:span text:style-name="T92"/></text:p>
      <text:p text:style-name="P54"><text:span text:style-name="T93"><text:s/>DOCUMENTAÇÃO DO PROJETO</text:span></text:p>
      <text:p text:style-name="P54"><text:span text:style-name="T94"/></text:p>
      <text:p text:style-name="P54"><text:span text:style-name="T95"><text:s text:c="5"/></text:span><text:span text:style-name="T96"><text:s text:c="7"/></text:span><text:span text:style-name="T97">A documentação de projetos refere-se ao processo de registrar e organizar todas as informações relacionadas a um projeto, isso inclui objetivos, escopo, cronograma, recursos, requisitos, estratégias, riscos, decisões e resultados alcançados. O objetivo principal é criar um histórico completo e estruturado do projeto, facilitando a compreensão, a colaboração e a referência futura. A documentação de projetos é essencial para o sucesso das atividades da empresa, produtividade e mais.</text:span></text:p>
      <text:p text:style-name="P54"><text:span text:style-name="T98"><text:s text:c="10"/></text:span><text:span text:style-name="T99">Uma documentação clara e detalhada permite que todas as partes interessadas compreendam o projeto de maneira consistente, ela serve como uma fonte confiável de informações, facilitando a comunicação entre a</text:span><text:span text:style-name="T100"><text:s/>equipe do projeto</text:span><text:span text:style-name="T101">, os clientes, os patrocinadores e outros envolvidos, assim, com uma documentação adequada, evitam-se mal-entendidos e aumenta-se a eficiência das interações entre as partes.</text:span></text:p>
      <text:p text:style-name="P54"><text:span text:style-name="T101"><text:s text:c="12"/>A documentação de projetos permite que as organizações acumulem conhecimento e experiência ao longo do tempo e aumenta-se a eficiência das interações entre as partes. Ao registrar as lições aprendidas, os erros cometidos e as melhores práticas identificadas durante o projeto, é possível alimentar um banco de dados valioso para a melhoria contínua, dessa forma, as organizações podem evitar repetir erros antigos e aproveitar as melhores práticas em futuros projetos.</text:span></text:p>
      <text:p text:style-name="P54"><text:span text:style-name="T102"><text:s text:c="13"/></text:span><text:span text:style-name="T103">A documentação de projetos de TI é um conjunto de documentos e mapas que possibilita o aprendizado do funcionamento do projeto, de todas as etapas, e principalmente sobre as funcionalidades, existem diversos itens que são indispensáveis para que essa documentação seja funcional e eficiente, no momento em que ela for requisitada.</text:span></text:p>
      <text:p text:style-name="P55"><text:span text:style-name="T104"><text:line-break/></text:span><draw:frame text:anchor-type="as-char" svg:width="190.76mm" svg:height="29.37mm" style:rel-width="scale" style:rel-height="scale"><draw:object-ole xlink:href="OleObj1"/><draw:image xlink:href="ObjectReplacements/OleObj1"/></draw:frame><text:span text:style-name="T104"/></text:p>
      <text:p text:style-name="P55"><text:span text:style-name="T105">Fonte:<text:s text:c="2"/>VANZIN, 2024</text:span></text:p>
      <text:p text:style-name="P55"><text:span text:style-name="T106"/></text:p>
      <text:p text:style-name="P55"><text:span text:style-name="T106"/></text:p>
      <text:p text:style-name="P55"><text:span text:style-name="T106"/></text:p>
      <text:p text:style-name="P55"><text:span text:style-name="T107"><text:s/></text:span><text:span text:style-name="T108"><text:line-break/></text:span><text:span text:style-name="T109"><text:s/></text:span><text:span text:style-name="T110">5.1<text:s text:c="2"/>Requisitos</text:span></text:p>
      <text:p text:style-name="P56"><text:span text:style-name="T111"><text:s text:c="11"/></text:span><text:span text:style-name="T112"><text:s text:c="2"/></text:span><text:span text:style-name="T113">No entanto, atualmente assumiu-se que requisitos de software é muito mais do que apenas funções. Requisitos são, além de funções, objetivos, propriedades, restrições que o sistema deve possuir para satisfazer contratos, padrões ou especificações de acordo com o(s) usuário(s). De forma mais geral um requisito é uma condição necessária para satisfazer um objetivo. os requisitos possuem alguns objetivos centrais como estabelecer e manter uma concordância com os clientes e outros envolvidos sobre o que o sistema deve fazer, deve oferecer aos desenvolvedores, projetistas e testadores do sistema uma compreensão melhor dos requisitos do sistema, definir fronteiras do sistema definindo o que deve ser incluído e o que não deve fazer parte do sistema, fornecer uma base para estimar o custo e o tempo de desenvolvimento do sistema e por fim definir uma interface de usuário para o sistema.</text:span></text:p>
      <text:p text:style-name="P56"><text:span text:style-name="T113"><text:tab/>Existem dois tipos de classificação de requisitos, são eles: Requisitos Funcionais (RF) e Requisitos Não-Funcionais (RNF), requisitos funcionais, que descrevem as funções e tarefas específicas que o sistema deve executar, bem como requisitos não funcionais, que se são a aspectos não relacionados diretamente às funcionalidades, como desempenho, segurança, usabilidade e confiabilidade. Seu objetivo é documentar todas as necessidades e expectativas dos usuários em relação ao sistema, garantindo que seja projetado e construído de acordo com as suas exigências.</text:span></text:p>
      <text:p text:style-name="P56"><text:span text:style-name="T114"><text:s text:c="3"/>5.1.1 Requisitos funcionais</text:span><draw:frame text:anchor-type="as-char" svg:width="170.13mm" svg:height="200.82mm" style:rel-width="scale" style:rel-height="scale"><draw:object-ole xlink:href="OleObj2"/><draw:image xlink:href="ObjectReplacements/OleObj2"/></draw:frame><text:span text:style-name="T114"/></text:p>
      <text:p text:style-name="P56"><text:span text:style-name="T115"/></text:p>
      <text:p text:style-name="P56"><text:span text:style-name="T115"/></text:p>
      <text:p text:style-name="P56"><text:span text:style-name="T116"><text:s/></text:span><text:span text:style-name="T117">fonte:<text:s/></text:span><text:span text:style-name="T118">VANZIN</text:span><text:span text:style-name="T119">, 2024</text:span></text:p>
      <text:p text:style-name="P57"><text:span text:style-name="T120"/></text:p>
      <text:p text:style-name="P58"><text:span text:style-name="T121">5.1.2<text:s text:c="2"/></text:span><text:span text:style-name="T122">Requisitos não funcionais</text:span></text:p>
      <text:p text:style-name="P59"><text:span text:style-name="T123"><text:s text:c="4"/></text:span><draw:frame text:anchor-type="as-char" svg:width="132.56mm" svg:height="96.84mm" style:rel-width="scale" style:rel-height="scale"><draw:object-ole xlink:href="OleObj3"/><draw:image xlink:href="ObjectReplacements/OleObj3"/></draw:frame><text:span text:style-name="T123"/></text:p>
      <text:p text:style-name="P59"><text:span text:style-name="T124"/></text:p>
      <text:p text:style-name="P60"><text:span text:style-name="T124"/></text:p>
      <text:p text:style-name="P61"><text:span text:style-name="T124"/></text:p>
      <text:p text:style-name="P61"><text:span text:style-name="T124"/></text:p>
      <text:p text:style-name="P61"><text:span text:style-name="T124"/></text:p>
      <text:p text:style-name="P61"><text:span text:style-name="T124"/></text:p>
      <text:p text:style-name="P61"><text:span text:style-name="T124"/></text:p>
      <text:p text:style-name="P61"><text:span text:style-name="T124"/></text:p>
      <text:p text:style-name="P61"><text:span text:style-name="T124"/></text:p>
      <text:p text:style-name="P61"><text:span text:style-name="T124"/></text:p>
      <text:p text:style-name="P61"><text:span text:style-name="T124"/></text:p>
      <text:p text:style-name="P61"><text:span text:style-name="T124"/></text:p>
      <text:p text:style-name="P61"><text:span text:style-name="T124"/></text:p>
      <text:p text:style-name="P61"><text:span text:style-name="T124"/></text:p>
      <text:p text:style-name="P61"><text:span text:style-name="T124"/></text:p>
      <text:p text:style-name="P61"><text:span text:style-name="T124"/></text:p>
      <text:p text:style-name="P61"><text:span text:style-name="T124"/></text:p>
      <text:p text:style-name="P62"><text:span text:style-name="T125">fonte:<text:s/></text:span><text:span text:style-name="T126">VANZIN</text:span><text:span text:style-name="T127">, 2024</text:span></text:p>
      <text:p text:style-name="P63"><text:span text:style-name="T128"/></text:p>
      <text:p text:style-name="P63"><text:span text:style-name="T128"/></text:p>
      <text:p text:style-name="P63"><text:span text:style-name="T128"/></text:p>
      <text:p text:style-name="P63"><text:span text:style-name="T128"/></text:p>
      <text:p text:style-name="P63"><text:span text:style-name="T128"/></text:p>
      <text:p text:style-name="P63"><text:span text:style-name="T128"/></text:p>
      <text:p text:style-name="P63"><text:span text:style-name="T128"/></text:p>
      <text:p text:style-name="P63"><text:span text:style-name="T128"/></text:p>
      <text:p text:style-name="P63"><text:span text:style-name="T128"/></text:p>
      <text:p text:style-name="P63"><text:span text:style-name="T128"/></text:p>
      <text:p text:style-name="P63"><text:span text:style-name="T128"/></text:p>
      <text:p text:style-name="P63"><text:span text:style-name="T128"/></text:p>
      <text:p text:style-name="P63"><text:span text:style-name="T128"/></text:p>
      <text:p text:style-name="P63"><text:span text:style-name="T128"/></text:p>
      <text:p text:style-name="P63"><text:span text:style-name="T128"/></text:p>
      <text:p text:style-name="P63"><text:span text:style-name="T128"/></text:p>
      <text:p text:style-name="P63"><text:span text:style-name="T128"/></text:p>
      <text:p text:style-name="P63"><text:span text:style-name="T128"/></text:p>
      <text:p text:style-name="P63"><text:span text:style-name="T128"/></text:p>
      <text:p text:style-name="P63"><text:span text:style-name="T128"/></text:p>
      <text:p text:style-name="P63"><text:span text:style-name="T128"/></text:p>
      <text:p text:style-name="P63"><text:span text:style-name="T128"/></text:p>
      <text:p text:style-name="P63"><text:span text:style-name="T128"/></text:p>
      <text:p text:style-name="P63"><text:span text:style-name="T128"/></text:p>
      <text:p text:style-name="P63"><text:span text:style-name="T129"><text:s/></text:span><text:span text:style-name="T130">5.2 Diagrama de contexto</text:span></text:p>
      <text:p text:style-name="P63"><text:span text:style-name="T131"/></text:p>
      <text:p text:style-name="P63"><text:span text:style-name="T132"><text:s text:c="18"/></text:span><text:span text:style-name="T133">Em desenvolvimento de sistemas, é considerado o diagrama de fluxo de dados de maior nível, isto é, um diagrama que representa todo o sistema.</text:span><text:span text:style-name="T134"><text:line-break/></text:span><text:span text:style-name="T135">Ele demonstra como as partes interessadas e outras entidades interagem com o sistema indicando suas entradas e saídas. (</text:span><text:span text:style-name="T136">Montes, 2013).</text:span></text:p>
      <text:p text:style-name="P63"><text:span text:style-name="T136"><text:s text:c="2"/>No gerenciamento de projetos o diagrama de contexto é utilizado para a modelagem do escopo, descrevendo graficamente o escopo do produto. Essa técnica já vem sendo utilizada em outras áreas. Um diagrama de contexto pode ser encarado como uma versão especializada do Diagrama de Fluxo de Dados (DFD) utilizado em análise de sistemas, que é uma visualização gráfica do movimento de dados através de um sistema. Em análise de negócios estes diagramas também podem ser utilizados para capturar e comunicar as interações e o fluxo de dados entre processos de negócios.</text:span></text:p>
      <text:p text:style-name="P63"><text:span text:style-name="T137"/></text:p>
      <text:p text:style-name="P63"><draw:frame text:anchor-type="as-char" svg:width="155.31mm" svg:height="81.49mm" style:rel-width="scale" style:rel-height="scale"><draw:object-ole xlink:href="OleObj4"/><draw:image xlink:href="ObjectReplacements/OleObj4"/></draw:frame><text:span text:style-name="T137"/></text:p>
      <text:p text:style-name="P63"><text:span text:style-name="T137"/></text:p>
      <text:p text:style-name="P63"><text:span text:style-name="T138">Fonte: Vanzin, 2024</text:span></text:p>
      <text:p text:style-name="P63"><text:span text:style-name="T139"/></text:p>
      <text:p text:style-name="P63"><text:span text:style-name="T139"/></text:p>
      <text:p text:style-name="P63"><text:span text:style-name="T139"/></text:p>
      <text:p text:style-name="P63"><text:span text:style-name="T139"/></text:p>
      <text:p text:style-name="P63"><text:span text:style-name="T139"/></text:p>
      <text:p text:style-name="P63"><text:span text:style-name="T139"/></text:p>
      <text:p text:style-name="P63"><text:span text:style-name="T139"/></text:p>
      <text:p text:style-name="P63"><text:span text:style-name="T139"/></text:p>
      <text:p text:style-name="P63"><text:span text:style-name="T139"/></text:p>
      <text:p text:style-name="P63"><text:span text:style-name="T139"/></text:p>
      <text:p text:style-name="P63"><text:span text:style-name="T139"/></text:p>
      <text:p text:style-name="P63"><text:span text:style-name="T139"/></text:p>
      <text:p text:style-name="P63"><text:span text:style-name="T139"/></text:p>
      <text:p text:style-name="P63"><text:span text:style-name="T139"/></text:p>
      <text:p text:style-name="P63"><text:span text:style-name="T139"/></text:p>
      <text:p text:style-name="P63"><text:span text:style-name="T139"/></text:p>
      <text:p text:style-name="P63"><text:span text:style-name="T140">5.3<text:s text:c="2"/>D</text:span><text:span text:style-name="T141">iagrama de Fluxo de dados</text:span></text:p>
      <text:p text:style-name="P63"><text:span text:style-name="T141"><text:s text:c="7"/></text:span><text:span text:style-name="T142"><text:s text:c="6"/></text:span><text:span text:style-name="T143">Um diagrama de fluxo de dados é uma representação visual de como os dados fluem através de um processo ou sistema. Este tipo de fluxograma ou diagrama ajuda a melhorar os processos e sistemas internos, garantindo que as partes interessadas em seu negócio tenham um caminho claramente definido.</text:span></text:p>
      <text:p text:style-name="P63"><text:span text:style-name="T144"><text:s text:c="2"/>Esse mesmo instrumento deve, ainda, possibilitar ao analista, ao projetar logicamente o sistema, apresentar um modelo ao bibliotecário para que o examine e verifique se está de acordo com suas necessidades. Novamente, o modelo deve possuir recursos para representar integralmente o sistema, além de ser compreensível ao bibliotecário para que possa aprová-lo ou não. O surgimento recente do diagrama de fluxo de dados tornou possível a representação gráfica de sistema, obedecendo às exigências citadas. (Salviati, 19</text:span><draw:frame text:anchor-type="as-char" svg:width="170.13mm" svg:height="175.95mm" style:rel-width="scale" style:rel-height="scale"><draw:object-ole xlink:href="OleObj5"/><draw:image xlink:href="ObjectReplacements/OleObj5"/></draw:frame><text:span text:style-name="T145">FONTE: VANZIN, 2024.</text:span></text:p>
      <text:p text:style-name="P63"><text:span text:style-name="T146"/></text:p>
      <text:p text:style-name="P63"><text:span text:style-name="T146"/></text:p>
      <text:p text:style-name="P63"><text:span text:style-name="T146"/></text:p>
      <text:p text:style-name="P63"><text:span text:style-name="T146"/></text:p>
      <text:p text:style-name="P63"><text:span text:style-name="T146"/></text:p>
      <text:p text:style-name="P63"><text:span text:style-name="T146"/></text:p>
      <text:p text:style-name="P63"><text:span text:style-name="T146"/></text:p>
      <text:p text:style-name="P63"><text:span text:style-name="T146"/></text:p>
      <text:p text:style-name="P63"><text:span text:style-name="T146"/></text:p>
      <text:p text:style-name="P63"><text:span text:style-name="T146"/></text:p>
      <text:p text:style-name="P63"><text:span text:style-name="T146"/></text:p>
      <text:p text:style-name="P63"><text:span text:style-name="T146"/></text:p>
      <text:p text:style-name="P63"><text:span text:style-name="T146"/></text:p>
      <text:p text:style-name="P63"><text:span text:style-name="T146"/></text:p>
      <text:p text:style-name="P63"><text:span text:style-name="T147">5.4<text:s text:c="3"/></text:span><text:span text:style-name="T148">Diagrama de Entidade e Relacionamento</text:span></text:p>
      <text:p text:style-name="P63"><text:span text:style-name="T149"><text:s text:c="8"/></text:span><text:span text:style-name="T150"><text:s text:c="2"/></text:span><text:span text:style-name="T151">Um diagrama entidade relacionamento (ER) é um tipo de fluxograma que ilustra como “entidades”, p. ex., pessoas, objetos ou conceitos, se relacionam entre si dentro de um sistema. Diagramas ER são mais utilizados para projetar ou depurar bancos de dados relacionais nas áreas de engenharia de software, sistemas de informações empresariais, educação e pesquisa. Também conhecidos como DERs, ou modelos ER, usam um conjunto definido de símbolos, tais como retângulos, diamantes, ovais e linhas de conexão para representar a interconectividade de entidades, relacionamentos e seus atributos. Eles espelham estruturas gramaticais, onde entidades são substantivos e relacionamentos são verbos.</text:span></text:p>
      <text:p text:style-name="P63"><text:span text:style-name="T152"/></text:p>
      <text:p text:style-name="P63"><text:span text:style-name="T152"/></text:p>
      <text:p text:style-name="P63"><text:span text:style-name="T152"/></text:p>
      <text:p text:style-name="P63"><text:span text:style-name="T152"/></text:p>
      <text:p text:style-name="P63"><text:span text:style-name="T152"/></text:p>
      <text:p text:style-name="P63"><draw:frame text:anchor-type="as-char" svg:width="176.21mm" svg:height="121.71mm" style:rel-width="scale" style:rel-height="scale"><draw:object-ole xlink:href="OleObj6"/><draw:image xlink:href="ObjectReplacements/OleObj6"/></draw:frame><text:span text:style-name="T152"/></text:p>
      <text:p text:style-name="P63"><text:span text:style-name="T153">FONTE: VANZIN, 2024.</text:span></text:p>
      <text:p text:style-name="P63"><text:span text:style-name="T154"/></text:p>
      <text:p text:style-name="P63"><text:span text:style-name="T154"/></text:p>
      <text:p text:style-name="P63"><text:span text:style-name="T154"/></text:p>
      <text:p text:style-name="P64"><text:span text:style-name="T154"/></text:p>
      <text:p text:style-name="P64"><text:span text:style-name="T154"/></text:p>
      <text:p text:style-name="P64"><text:span text:style-name="T154"/></text:p>
      <text:p text:style-name="P64"><text:span text:style-name="T154"/></text:p>
      <text:list text:style-name="L65">
        <text:list-item>
          <text:p text:style-name="P65"><text:span text:style-name="T155">Dicionário de Dados</text:span><text:span text:style-name="T156"/></text:p>
        </text:list-item>
      </text:list>
      <text:p text:style-name="P66"><text:span text:style-name="T157"/></text:p>
      <text:p text:style-name="P66"><text:span text:style-name="T157">O dicionário de dados consiste em uma lista organizada de todos os elementos de dados que são pertinentes para o sistema. Sem o dicionário de dados o modelo não pode ser considerado completo, pois este descreve entradas, saídas, composição de depósitos de dados e alguns cálculos intermédios. O DD consiste num ponto de referência de todos os elementos envolvidos na medida em que permite associar um significado a cada termo utilizado.</text:span></text:p>
      <text:p text:style-name="P66"><text:span text:style-name="T158"/></text:p>
      <text:p text:style-name="P67"><text:span text:style-name="T158"/></text:p>
      <text:p text:style-name="P67"><text:span text:style-name="T158"/></text:p>
      <text:p text:style-name="P67"><text:span text:style-name="T158"/></text:p>
      <text:p text:style-name="P67"><text:span text:style-name="T158"/></text:p>
      <text:p text:style-name="P67"><text:span text:style-name="T158"/></text:p>
      <text:p text:style-name="P67"><text:span text:style-name="T158"/></text:p>
      <text:p text:style-name="P67"><text:span text:style-name="T158"/></text:p>
      <text:p text:style-name="P67"><text:span text:style-name="T158"/></text:p>
      <text:p text:style-name="P67"><text:span text:style-name="T158"/></text:p>
      <text:p text:style-name="P67"><text:span text:style-name="T158"/></text:p>
      <text:p text:style-name="P67"><text:span text:style-name="T158"/></text:p>
      <text:p text:style-name="P67"><text:span text:style-name="T158"/></text:p>
      <text:p text:style-name="P67"><text:span text:style-name="T158"/></text:p>
      <text:p text:style-name="P67"><text:span text:style-name="T158"/></text:p>
      <text:p text:style-name="P67"><text:span text:style-name="T158"/></text:p>
      <text:p text:style-name="P67"><text:span text:style-name="T158"/></text:p>
      <text:p text:style-name="P67"><text:span text:style-name="T158"/></text:p>
      <text:p text:style-name="P67"><text:span text:style-name="T158"/></text:p>
      <text:p text:style-name="P67"><text:span text:style-name="T158"/></text:p>
      <text:p text:style-name="P67"><text:span text:style-name="T158"/></text:p>
      <text:p text:style-name="P67"><text:span text:style-name="T158"/></text:p>
      <text:p text:style-name="P67"><text:span text:style-name="T158"/></text:p>
      <text:p text:style-name="P67"><text:span text:style-name="T158"/></text:p>
      <text:p text:style-name="P67"><text:span text:style-name="T158"/></text:p>
      <text:p text:style-name="P67"><text:span text:style-name="T158"/></text:p>
      <text:p text:style-name="P67"><text:span text:style-name="T158"/></text:p>
      <text:p text:style-name="P67"><text:span text:style-name="T158"/></text:p>
      <text:p text:style-name="P67"><text:span text:style-name="T158"/></text:p>
      <text:p text:style-name="P67"><text:span text:style-name="T158"/></text:p>
      <text:p text:style-name="P67"><text:span text:style-name="T158"/></text:p>
      <text:p text:style-name="P67"><text:span text:style-name="T159"><text:s text:c="6"/>REFERÊNCIAS</text:span></text:p>
      <text:p text:style-name="P67"><text:span text:style-name="T160"/></text:p>
      <text:p text:style-name="P67"><text:span text:style-name="T161">MESQUITA, Aline, 2023. Disponível em:<text:s/></text:span><text:a xlink:href="https://www.oitchau.com.br/blog/documentacao-de-projetos"><text:span text:style-name="T162">https://www.oitchau.com.br/blog/documentacao-de-projetos</text:span></text:a><text:span text:style-name="T163">.</text:span><text:span text:style-name="T164"><text:s/>Acesso em: 08 mai. 2024.</text:span></text:p>
      <text:p text:style-name="P67"><text:span text:style-name="T165"/></text:p>
      <text:p text:style-name="P67"><text:span text:style-name="T166">bcmarketing, 2021</text:span></text:p>
      <text:p text:style-name="P67"><text:span text:style-name="T167"/></text:p>
      <text:p text:style-name="P67"><text:span text:style-name="T168">LEININGER,M. (1995).Qualitative research methods in Nursing. Orlando. Grune &amp; Stratton</text:span></text:p>
      <text:p text:style-name="P67"><text:span text:style-name="T169"/></text:p>
      <text:p text:style-name="P67"><text:span text:style-name="T170">LEININGER,M.(1991). Culture Care. Diversity &amp;Universality: a Theory of Nursing..New York.</text:span></text:p>
      <text:p text:style-name="P67"><text:span text:style-name="T171"/></text:p>
      <text:p text:style-name="P67"><text:span text:style-name="T172">National League for Nursing Press.MELEIS, Afaf I. (1991). Theoretical Nursing: development and progress. 2º ed. LIPPINCOTT Com-pany. Califórnia.A observação participante enquanto técnica de investigação</text:span></text:p>
      <text:p text:style-name="P67"><text:span text:style-name="T173"/></text:p>
      <text:p text:style-name="P67"><text:span text:style-name="T174">MONTES, Eduardo. Diagrama de contexto. 2013. Disponível em:<text:s/></text:span><text:a xlink:href="https://escritoriodeprojetos.com.br/diagrama-de-contexto"><text:span text:style-name="T175">https://escritoriodeprojetos.com.br/diagrama-de-contexto</text:span></text:a><text:span text:style-name="T176">. Acesso em: 23 mai. 2024.</text:span></text:p>
      <text:p text:style-name="P67"><text:span text:style-name="T177"/></text:p>
      <text:p text:style-name="P67"><text:span text:style-name="T178">SOTILLE, Mauro.</text:span><text:span text:style-name="T179"><text:s/></text:span><text:span text:style-name="T180">Dicas PMP - Diagrama de Contexto</text:span><text:span text:style-name="T181">. 2014. Disponível em:</text:span></text:p>
      <text:p text:style-name="P67"><text:a xlink:href="http://www.pmtech.com.br/"><text:span text:style-name="T183">http://www.pmtech.com.br</text:span></text:a><text:span text:style-name="T184">. Acesso em: 23 mai. 2024.</text:span></text:p>
      <text:p text:style-name="P67"><text:span text:style-name="T185"/></text:p>
      <text:p text:style-name="P67"><text:span text:style-name="T186">SALVIATI, Maria Elisabeth. Diagrama de fluxo de dados: um novo instrumento para representação gráfica de sistemas. Revista de Biblioteconomia de Brasília, v. 10, n. 1, p. 95-103, 1982.</text:span></text:p>
      <text:p text:style-name="P67"><text:span text:style-name="T187"/></text:p>
      <text:p text:style-name="P67"><text:a xlink:href="https://www.lucidchart.com/pages/pt/o-que-e-diagrama-entidade-relacionamento"><text:span text:style-name="T188">https://www.lucidchart.com/pages/pt/o-que-e-diagrama-entidade-relacionamento</text:span></text:a><text:span text:style-name="T189"/></text:p>
      <text:p text:style-name="P67"><text:span text:style-name="T189"/></text:p>
      <text:p text:style-name="P67"><text:a xlink:href="http://estgv.ipv.pt/paginaspessoais/ajas/AS/Apontamentos%20Teóricos/as_3_4.pdf"><text:span text:style-name="T190">http://estgv.ipv.pt/paginaspessoais/ajas/AS/Apontamentos%20Teóricos/as_3_4.pdf</text:span></text:a><text:span text:style-name="T191"/></text:p>
      <text:p text:style-name="P67"><text:span text:style-name="T191"/></text:p>
      <text:p text:style-name="P67"><text:span text:style-name="T191"/></text:p>
      <text:p text:style-name="P67"><text:span text:style-name="T191"/></text:p>
      <text:p text:style-name="P67"><text:span text:style-name="T191"/></text:p>
      <text:p text:style-name="P67"><text:span text:style-name="T191"/></text:p>
      <text:p text:style-name="P67"><text:span text:style-name="T191"/></text:p>
      <text:p text:style-name="P67"><text:span text:style-name="T191"/></text:p>
      <text:p text:style-name="P67"><text:span text:style-name="T191"/></text:p>
      <text:p text:style-name="P67"><text:span text:style-name="T191"/></text:p>
      <text:p text:style-name="P67"><text:span text:style-name="T191"/></text:p>
      <text:p text:style-name="P67"><text:span text:style-name="T191"/></text:p>
      <text:p text:style-name="P67"><text:span text:style-name="T191"/></text:p>
      <text:p text:style-name="P67"><text:span text:style-name="T191"/></text:p>
      <text:p text:style-name="P67"><text:span text:style-name="T191"/></text:p>
      <text:p text:style-name="P67"><text:span text:style-name="T191"/></text:p>
      <text:p text:style-name="P67"><text:span text:style-name="T191"/></text:p>
      <text:p text:style-name="P67"><text:span text:style-name="T191"/></text:p>
      <text:p text:style-name="P67"><text:span text:style-name="T191"/></text:p>
      <text:p text:style-name="P67"><text:span text:style-name="T191"/></text:p>
      <text:p text:style-name="P67"><text:span text:style-name="T191"/></text:p>
      <text:p text:style-name="P67"><text:span text:style-name="T191"/></text:p>
      <text:p text:style-name="P67"><text:span text:style-name="T191"/></text:p>
      <text:p text:style-name="P67"><text:span text:style-name="T191"/></text:p>
      <text:p text:style-name="P67"><text:span text:style-name="T191"/></text:p>
      <text:p text:style-name="P67"><text:span text:style-name="T191"/></text:p>
      <text:p text:style-name="P67"><text:span text:style-name="T191"/></text:p>
      <text:p text:style-name="P67"><text:span text:style-name="T191"/></text:p>
      <text:p text:style-name="P67"><text:span text:style-name="T191"/></text:p>
      <text:p text:style-name="P67"><text:span text:style-name="T191"/></text:p>
      <text:p text:style-name="P67"><text:span text:style-name="T191"/></text:p>
      <text:p text:style-name="P67"><text:span text:style-name="T191"/></text:p>
      <text:p text:style-name="P67"><text:span text:style-name="T191"/></text:p>
      <text:p text:style-name="P67"><text:span text:style-name="T191"/></text:p>
      <text:p text:style-name="P67"><text:span text:style-name="T191"/></text:p>
      <text:p text:style-name="P67"><text:span text:style-name="T191"/></text:p>
      <text:p text:style-name="P67"><text:span text:style-name="T191"/></text:p>
      <text:p text:style-name="P67"><text:span text:style-name="T191"/></text:p>
      <text:p text:style-name="P67"><text:span text:style-name="T191"/></text:p>
      <text:p text:style-name="P67"><text:span text:style-name="T191"/></text:p>
      <text:p text:style-name="P67"><text:span text:style-name="T191"/></text:p>
      <text:p text:style-name="P67"><text:span text:style-name="T191"/></text:p>
      <text:p text:style-name="P67"><text:span text:style-name="T191"/></text:p>
      <text:p text:style-name="P67"><text:span text:style-name="T191"/></text:p>
      <text:p text:style-name="P67"><text:span text:style-name="T191"/></text:p>
      <text:p text:style-name="P67"><text:span text:style-name="T191"/></text:p>
      <text:p text:style-name="P67"><text:span text:style-name="T191"/></text:p>
      <text:p text:style-name="P67"><text:span text:style-name="T191"/></text:p>
      <text:p text:style-name="P67"><text:span text:style-name="T191"/></text:p>
      <text:p text:style-name="P67"><text:span text:style-name="T191"/></text:p>
      <text:p text:style-name="P67"><text:span text:style-name="T191"/></text:p>
      <text:p text:style-name="P67"><text:span text:style-name="T191"/></text:p>
      <text:p text:style-name="P67"><text:span text:style-name="T191"/></text:p>
      <text:p text:style-name="P67"><text:span text:style-name="T191"/></text:p>
      <text:p text:style-name="P67"><text:span text:style-name="T191"/></text:p>
      <text:p text:style-name="P67"><text:span text:style-name="T191"/></text:p>
      <text:p text:style-name="P67"><text:span text:style-name="T191"/></text:p>
      <text:p text:style-name="P67"><text:span text:style-name="T191"/></text:p>
      <text:p text:style-name="P67"><text:span text:style-name="T191"/></text:p>
      <text:p text:style-name="P67"><text:span text:style-name="T192"/></text:p>
      <text:p text:style-name="P67"><text:span text:style-name="T193"/></text:p>
      <text:p text:style-name="P67"><text:span text:style-name="T193"/></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